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buntu Mono" svg:font-family="'Ubuntu Mono'" style:font-pitch="fixed"/>
  </office:font-face-decls>
  <office:automatic-styles>
    <style:style style:name="P1" style:family="paragraph" style:parent-style-name="Standard">
      <style:text-properties style:font-name="Ubuntu Mono" fo:font-size="10pt" officeooo:rsid="001a48ad" officeooo:paragraph-rsid="001a48ad" style:font-size-asian="10pt" style:font-size-complex="10pt"/>
    </style:style>
    <style:style style:name="P2" style:family="paragraph" style:parent-style-name="Standard">
      <style:text-properties style:font-name="Ubuntu Mono" fo:font-size="10pt" officeooo:rsid="001a48ad" officeooo:paragraph-rsid="001e7e64" style:font-size-asian="10pt" style:font-size-complex="10pt"/>
    </style:style>
    <style:style style:name="P3" style:family="paragraph" style:parent-style-name="Standard">
      <style:text-properties style:font-name="Ubuntu Mono" fo:font-size="10pt" officeooo:rsid="001a48ad" officeooo:paragraph-rsid="00238433" style:font-size-asian="10pt" style:font-size-complex="10pt"/>
    </style:style>
    <style:style style:name="P4" style:family="paragraph" style:parent-style-name="Standard">
      <style:text-properties style:font-name="Ubuntu Mono" fo:font-size="10pt" officeooo:rsid="001a48ad" officeooo:paragraph-rsid="00350f49" style:font-size-asian="10pt" style:font-size-complex="10pt"/>
    </style:style>
    <style:style style:name="P5" style:family="paragraph" style:parent-style-name="Standard">
      <style:text-properties style:font-name="Ubuntu Mono" fo:font-size="10pt" officeooo:rsid="001a48ad" officeooo:paragraph-rsid="00399859" style:font-size-asian="10pt" style:font-size-complex="10pt"/>
    </style:style>
    <style:style style:name="P6" style:family="paragraph" style:parent-style-name="Standard">
      <style:text-properties style:font-name="Ubuntu Mono" fo:font-size="10pt" officeooo:rsid="001a48ad" officeooo:paragraph-rsid="005217d9" style:font-size-asian="10pt" style:font-size-complex="10pt"/>
    </style:style>
    <style:style style:name="P7" style:family="paragraph" style:parent-style-name="Standard">
      <style:text-properties style:font-name="Ubuntu Mono" fo:font-size="10pt" officeooo:rsid="001a48ad" officeooo:paragraph-rsid="005a34e5" style:font-size-asian="10pt" style:font-size-complex="10pt"/>
    </style:style>
    <style:style style:name="P8" style:family="paragraph" style:parent-style-name="Standard">
      <style:text-properties style:font-name="Ubuntu Mono" fo:font-size="10pt" officeooo:rsid="001a48ad" officeooo:paragraph-rsid="00696a21" style:font-size-asian="10pt" style:font-size-complex="10pt"/>
    </style:style>
    <style:style style:name="P9" style:family="paragraph" style:parent-style-name="Standard">
      <style:text-properties style:font-name="Ubuntu Mono" fo:font-size="10pt" officeooo:rsid="001a48ad" officeooo:paragraph-rsid="006f9f37" style:font-size-asian="10pt" style:font-size-complex="10pt"/>
    </style:style>
    <style:style style:name="P10" style:family="paragraph" style:parent-style-name="Standard">
      <style:text-properties style:font-name="Ubuntu Mono" fo:font-size="10pt" officeooo:rsid="001a48ad" officeooo:paragraph-rsid="0070d304" style:font-size-asian="10pt" style:font-size-complex="10pt"/>
    </style:style>
    <style:style style:name="P11" style:family="paragraph" style:parent-style-name="Standard">
      <style:text-properties style:font-name="Ubuntu Mono" fo:font-size="10pt" officeooo:rsid="001a48ad" officeooo:paragraph-rsid="00725d36" style:font-size-asian="10pt" style:font-size-complex="10pt"/>
    </style:style>
    <style:style style:name="P12" style:family="paragraph" style:parent-style-name="Standard">
      <style:text-properties style:font-name="Ubuntu Mono" fo:font-size="10pt" officeooo:rsid="001a48ad" officeooo:paragraph-rsid="00740762" style:font-size-asian="10pt" style:font-size-complex="10pt"/>
    </style:style>
    <style:style style:name="P13" style:family="paragraph" style:parent-style-name="Standard">
      <style:text-properties style:font-name="Ubuntu Mono" fo:font-size="10pt" officeooo:rsid="001a48ad" officeooo:paragraph-rsid="00797c9a" style:font-size-asian="10pt" style:font-size-complex="10pt"/>
    </style:style>
    <style:style style:name="P14" style:family="paragraph" style:parent-style-name="Standard">
      <style:text-properties style:font-name="Ubuntu Mono" fo:font-size="10pt" officeooo:rsid="001a48ad" officeooo:paragraph-rsid="007a065a" style:font-size-asian="10pt" style:font-size-complex="10pt"/>
    </style:style>
    <style:style style:name="P15" style:family="paragraph" style:parent-style-name="Standard">
      <style:text-properties style:font-name="Ubuntu Mono" fo:font-size="10pt" officeooo:rsid="001a48ad" officeooo:paragraph-rsid="008d4879" style:font-size-asian="10pt" style:font-size-complex="10pt"/>
    </style:style>
    <style:style style:name="P16" style:family="paragraph" style:parent-style-name="Standard">
      <style:text-properties style:font-name="Ubuntu Mono" fo:font-size="10pt" officeooo:rsid="001a48ad" officeooo:paragraph-rsid="00a7de39" style:font-size-asian="10pt" style:font-size-complex="10pt"/>
    </style:style>
    <style:style style:name="P17" style:family="paragraph" style:parent-style-name="Standard">
      <style:text-properties style:font-name="Ubuntu Mono" fo:font-size="10pt" officeooo:rsid="001a48ad" officeooo:paragraph-rsid="00a9508a" style:font-size-asian="10pt" style:font-size-complex="10pt"/>
    </style:style>
    <style:style style:name="P18" style:family="paragraph" style:parent-style-name="Standard">
      <style:text-properties style:font-name="Ubuntu Mono" fo:font-size="10pt" officeooo:rsid="001a48ad" officeooo:paragraph-rsid="00ad64cf" style:font-size-asian="10pt" style:font-size-complex="10pt"/>
    </style:style>
    <style:style style:name="P19" style:family="paragraph" style:parent-style-name="Standard">
      <style:text-properties style:font-name="Ubuntu Mono" fo:font-size="10pt" officeooo:rsid="001a48ad" officeooo:paragraph-rsid="00aec39b" style:font-size-asian="10pt" style:font-size-complex="10pt"/>
    </style:style>
    <style:style style:name="P20" style:family="paragraph" style:parent-style-name="Standard">
      <style:text-properties style:font-name="Ubuntu Mono" fo:font-size="10pt" officeooo:rsid="001a48ad" officeooo:paragraph-rsid="00b83c05" style:font-size-asian="10pt" style:font-size-complex="10pt"/>
    </style:style>
    <style:style style:name="P21" style:family="paragraph" style:parent-style-name="Standard">
      <style:text-properties style:font-name="Ubuntu Mono" fo:font-size="10pt" officeooo:rsid="001a48ad" officeooo:paragraph-rsid="00ba24f7" style:font-size-asian="10pt" style:font-size-complex="10pt"/>
    </style:style>
    <style:style style:name="P22" style:family="paragraph" style:parent-style-name="Standard">
      <style:text-properties style:font-name="Ubuntu Mono" fo:font-size="10pt" officeooo:rsid="00238433" officeooo:paragraph-rsid="00238433" style:font-size-asian="10pt" style:font-size-complex="10pt"/>
    </style:style>
    <style:style style:name="P23" style:family="paragraph" style:parent-style-name="Standard">
      <style:text-properties style:font-name="Ubuntu Mono" fo:font-size="10pt" officeooo:rsid="00238433" officeooo:paragraph-rsid="0028b153" style:font-size-asian="10pt" style:font-size-complex="10pt"/>
    </style:style>
    <style:style style:name="P24" style:family="paragraph" style:parent-style-name="Standard">
      <style:text-properties style:font-name="Ubuntu Mono" fo:font-size="10pt" officeooo:rsid="00238433" officeooo:paragraph-rsid="0032e5d1" style:font-size-asian="10pt" style:font-size-complex="10pt"/>
    </style:style>
    <style:style style:name="P25" style:family="paragraph" style:parent-style-name="Standard">
      <style:text-properties style:font-name="Ubuntu Mono" fo:font-size="10pt" officeooo:rsid="0024ca1b" officeooo:paragraph-rsid="0024ca1b" style:font-size-asian="10pt" style:font-size-complex="10pt"/>
    </style:style>
    <style:style style:name="P26" style:family="paragraph" style:parent-style-name="Standard">
      <style:text-properties style:font-name="Ubuntu Mono" fo:font-size="10pt" officeooo:rsid="0024ca1b" officeooo:paragraph-rsid="00399859" style:font-size-asian="10pt" style:font-size-complex="10pt"/>
    </style:style>
    <style:style style:name="P27" style:family="paragraph" style:parent-style-name="Standard">
      <style:text-properties style:font-name="Ubuntu Mono" fo:font-size="10pt" officeooo:rsid="0024ca1b" officeooo:paragraph-rsid="0041740c" style:font-size-asian="10pt" style:font-size-complex="10pt"/>
    </style:style>
    <style:style style:name="P28" style:family="paragraph" style:parent-style-name="Standard">
      <style:text-properties style:font-name="Ubuntu Mono" fo:font-size="10pt" officeooo:rsid="0024ca1b" officeooo:paragraph-rsid="00437298" style:font-size-asian="10pt" style:font-size-complex="10pt"/>
    </style:style>
    <style:style style:name="P29" style:family="paragraph" style:parent-style-name="Standard">
      <style:text-properties style:font-name="Ubuntu Mono" fo:font-size="10pt" officeooo:rsid="00298f9d" officeooo:paragraph-rsid="00298f9d" style:font-size-asian="10pt" style:font-size-complex="10pt"/>
    </style:style>
    <style:style style:name="P30" style:family="paragraph" style:parent-style-name="Standard">
      <style:text-properties style:font-name="Ubuntu Mono" fo:font-size="10pt" officeooo:rsid="003614c5" officeooo:paragraph-rsid="003614c5" style:font-size-asian="10pt" style:font-size-complex="10pt"/>
    </style:style>
    <style:style style:name="P31" style:family="paragraph" style:parent-style-name="Standard">
      <style:text-properties style:font-name="Ubuntu Mono" fo:font-size="10pt" officeooo:rsid="003614c5" officeooo:paragraph-rsid="00399859" style:font-size-asian="10pt" style:font-size-complex="10pt"/>
    </style:style>
    <style:style style:name="P32" style:family="paragraph" style:parent-style-name="Standard">
      <style:text-properties style:font-name="Ubuntu Mono" fo:font-size="10pt" officeooo:rsid="003614c5" officeooo:paragraph-rsid="0041740c" style:font-size-asian="10pt" style:font-size-complex="10pt"/>
    </style:style>
    <style:style style:name="P33" style:family="paragraph" style:parent-style-name="Standard">
      <style:text-properties style:font-name="Ubuntu Mono" fo:font-size="10pt" officeooo:rsid="003614c5" officeooo:paragraph-rsid="00b83c05" style:font-size-asian="10pt" style:font-size-complex="10pt"/>
    </style:style>
    <style:style style:name="P34" style:family="paragraph" style:parent-style-name="Standard">
      <style:text-properties style:font-name="Ubuntu Mono" fo:font-size="10pt" officeooo:rsid="003a7034" officeooo:paragraph-rsid="003a7034" style:font-size-asian="10pt" style:font-size-complex="10pt"/>
    </style:style>
    <style:style style:name="P35" style:family="paragraph" style:parent-style-name="Standard">
      <style:text-properties style:font-name="Ubuntu Mono" fo:font-size="10pt" officeooo:rsid="003aea56" officeooo:paragraph-rsid="003aea56" style:font-size-asian="10pt" style:font-size-complex="10pt"/>
    </style:style>
    <style:style style:name="P36" style:family="paragraph" style:parent-style-name="Standard">
      <style:text-properties style:font-name="Ubuntu Mono" fo:font-size="10pt" officeooo:rsid="001ad9be" officeooo:paragraph-rsid="005217d9" style:font-size-asian="10pt" style:font-size-complex="10pt"/>
    </style:style>
    <style:style style:name="P37" style:family="paragraph" style:parent-style-name="Standard">
      <style:text-properties style:font-name="Ubuntu Mono" fo:font-size="10pt" officeooo:rsid="001ad9be" officeooo:paragraph-rsid="0057c74f" style:font-size-asian="10pt" style:font-size-complex="10pt"/>
    </style:style>
    <style:style style:name="P38" style:family="paragraph" style:parent-style-name="Standard">
      <style:text-properties style:font-name="Ubuntu Mono" fo:font-size="10pt" officeooo:rsid="001ad9be" officeooo:paragraph-rsid="005a34e5" style:font-size-asian="10pt" style:font-size-complex="10pt"/>
    </style:style>
    <style:style style:name="P39" style:family="paragraph" style:parent-style-name="Standard">
      <style:text-properties style:font-name="Ubuntu Mono" fo:font-size="10pt" officeooo:rsid="00200335" officeooo:paragraph-rsid="00696a21" style:font-size-asian="10pt" style:font-size-complex="10pt"/>
    </style:style>
    <style:style style:name="P40" style:family="paragraph" style:parent-style-name="Standard">
      <style:text-properties style:font-name="Ubuntu Mono" fo:font-size="10pt" officeooo:rsid="0021c8c5" officeooo:paragraph-rsid="00696a21" style:font-size-asian="10pt" style:font-size-complex="10pt"/>
    </style:style>
    <style:style style:name="P41" style:family="paragraph" style:parent-style-name="Standard">
      <style:text-properties style:font-name="Ubuntu Mono" fo:font-size="10pt" officeooo:rsid="006df239" officeooo:paragraph-rsid="006df239" style:font-size-asian="10pt" style:font-size-complex="10pt"/>
    </style:style>
    <style:style style:name="P42" style:family="paragraph" style:parent-style-name="Standard">
      <style:text-properties style:font-name="Ubuntu Mono" fo:font-size="10pt" officeooo:rsid="006df239" officeooo:paragraph-rsid="006f9f37" style:font-size-asian="10pt" style:font-size-complex="10pt"/>
    </style:style>
    <style:style style:name="P43" style:family="paragraph" style:parent-style-name="Standard">
      <style:text-properties style:font-name="Ubuntu Mono" fo:font-size="10pt" officeooo:rsid="006df239" officeooo:paragraph-rsid="0070d304" style:font-size-asian="10pt" style:font-size-complex="10pt"/>
    </style:style>
    <style:style style:name="P44" style:family="paragraph" style:parent-style-name="Standard">
      <style:text-properties style:font-name="Ubuntu Mono" fo:font-size="10pt" officeooo:rsid="006df239" officeooo:paragraph-rsid="00750853" style:font-size-asian="10pt" style:font-size-complex="10pt"/>
    </style:style>
    <style:style style:name="P45" style:family="paragraph" style:parent-style-name="Standard">
      <style:text-properties style:font-name="Ubuntu Mono" fo:font-size="10pt" officeooo:rsid="006df239" officeooo:paragraph-rsid="00776e32" style:font-size-asian="10pt" style:font-size-complex="10pt"/>
    </style:style>
    <style:style style:name="P46" style:family="paragraph" style:parent-style-name="Standard">
      <style:text-properties style:font-name="Ubuntu Mono" fo:font-size="10pt" officeooo:rsid="006df239" officeooo:paragraph-rsid="007a065a" style:font-size-asian="10pt" style:font-size-complex="10pt"/>
    </style:style>
    <style:style style:name="P47" style:family="paragraph" style:parent-style-name="Standard">
      <style:text-properties style:font-name="Ubuntu Mono" fo:font-size="10pt" officeooo:rsid="006df239" officeooo:paragraph-rsid="00797c9a" style:font-size-asian="10pt" style:font-size-complex="10pt"/>
    </style:style>
    <style:style style:name="P48" style:family="paragraph" style:parent-style-name="Standard">
      <style:text-properties style:font-name="Ubuntu Mono" fo:font-size="10pt" officeooo:rsid="006df239" officeooo:paragraph-rsid="007fe4f4" style:font-size-asian="10pt" style:font-size-complex="10pt"/>
    </style:style>
    <style:style style:name="P49" style:family="paragraph" style:parent-style-name="Standard">
      <style:text-properties style:font-name="Ubuntu Mono" fo:font-size="10pt" officeooo:rsid="006df239" officeooo:paragraph-rsid="008d4879" style:font-size-asian="10pt" style:font-size-complex="10pt"/>
    </style:style>
    <style:style style:name="P50" style:family="paragraph" style:parent-style-name="Standard">
      <style:text-properties style:font-name="Ubuntu Mono" fo:font-size="10pt" officeooo:rsid="006df239" officeooo:paragraph-rsid="008e62b9" style:font-size-asian="10pt" style:font-size-complex="10pt"/>
    </style:style>
    <style:style style:name="P51" style:family="paragraph" style:parent-style-name="Standard">
      <style:text-properties style:font-name="Ubuntu Mono" fo:font-size="10pt" officeooo:rsid="006df239" officeooo:paragraph-rsid="00a7de39" style:font-size-asian="10pt" style:font-size-complex="10pt"/>
    </style:style>
    <style:style style:name="P52" style:family="paragraph" style:parent-style-name="Standard">
      <style:text-properties style:font-name="Ubuntu Mono" fo:font-size="10pt" officeooo:rsid="006df239" officeooo:paragraph-rsid="00a9508a" style:font-size-asian="10pt" style:font-size-complex="10pt"/>
    </style:style>
    <style:style style:name="P53" style:family="paragraph" style:parent-style-name="Standard">
      <style:text-properties style:font-name="Ubuntu Mono" fo:font-size="10pt" officeooo:rsid="006f24d0" officeooo:paragraph-rsid="006f24d0" style:font-size-asian="10pt" style:font-size-complex="10pt"/>
    </style:style>
    <style:style style:name="P54" style:family="paragraph" style:parent-style-name="Standard">
      <style:text-properties style:font-name="Ubuntu Mono" fo:font-size="10pt" officeooo:rsid="00711b95" officeooo:paragraph-rsid="00711b95" style:font-size-asian="10pt" style:font-size-complex="10pt"/>
    </style:style>
    <style:style style:name="P55" style:family="paragraph" style:parent-style-name="Standard">
      <style:text-properties style:font-name="Ubuntu Mono" fo:font-size="10pt" officeooo:rsid="00711b95" officeooo:paragraph-rsid="00725d36" style:font-size-asian="10pt" style:font-size-complex="10pt"/>
    </style:style>
    <style:style style:name="P56" style:family="paragraph" style:parent-style-name="Standard">
      <style:text-properties style:font-name="Ubuntu Mono" fo:font-size="10pt" officeooo:rsid="00711b95" officeooo:paragraph-rsid="007288ea" style:font-size-asian="10pt" style:font-size-complex="10pt"/>
    </style:style>
    <style:style style:name="P57" style:family="paragraph" style:parent-style-name="Standard">
      <style:text-properties style:font-name="Ubuntu Mono" fo:font-size="10pt" officeooo:rsid="00750853" officeooo:paragraph-rsid="00750853" style:font-size-asian="10pt" style:font-size-complex="10pt"/>
    </style:style>
    <style:style style:name="P58" style:family="paragraph" style:parent-style-name="Standard">
      <style:text-properties style:font-name="Ubuntu Mono" fo:font-size="10pt" officeooo:rsid="00750853" officeooo:paragraph-rsid="00762a4a" style:font-size-asian="10pt" style:font-size-complex="10pt"/>
    </style:style>
    <style:style style:name="P59" style:family="paragraph" style:parent-style-name="Standard">
      <style:text-properties style:font-name="Ubuntu Mono" fo:font-size="10pt" officeooo:rsid="00750853" officeooo:paragraph-rsid="0078cf92" style:font-size-asian="10pt" style:font-size-complex="10pt"/>
    </style:style>
    <style:style style:name="P60" style:family="paragraph" style:parent-style-name="Standard">
      <style:text-properties style:font-name="Ubuntu Mono" fo:font-size="10pt" officeooo:rsid="00750853" officeooo:paragraph-rsid="007be520" style:font-size-asian="10pt" style:font-size-complex="10pt"/>
    </style:style>
    <style:style style:name="P61" style:family="paragraph" style:parent-style-name="Standard">
      <style:text-properties style:font-name="Ubuntu Mono" fo:font-size="10pt" officeooo:rsid="00797c9a" officeooo:paragraph-rsid="00797c9a" style:font-size-asian="10pt" style:font-size-complex="10pt"/>
    </style:style>
    <style:style style:name="P62" style:family="paragraph" style:parent-style-name="Standard">
      <style:text-properties style:font-name="Ubuntu Mono" fo:font-size="10pt" officeooo:rsid="00797c9a" officeooo:paragraph-rsid="0079bdcf" style:font-size-asian="10pt" style:font-size-complex="10pt"/>
    </style:style>
    <style:style style:name="P63" style:family="paragraph" style:parent-style-name="Standard">
      <style:text-properties style:font-name="Ubuntu Mono" fo:font-size="10pt" officeooo:rsid="00797c9a" officeooo:paragraph-rsid="008d4879" style:font-size-asian="10pt" style:font-size-complex="10pt"/>
    </style:style>
    <style:style style:name="P64" style:family="paragraph" style:parent-style-name="Standard">
      <style:text-properties style:font-name="Ubuntu Mono" fo:font-size="10pt" officeooo:rsid="00797c9a" officeooo:paragraph-rsid="00a5ac30" style:font-size-asian="10pt" style:font-size-complex="10pt"/>
    </style:style>
    <style:style style:name="P65" style:family="paragraph" style:parent-style-name="Standard">
      <style:text-properties style:font-name="Ubuntu Mono" fo:font-size="10pt" officeooo:rsid="00797c9a" officeooo:paragraph-rsid="00ac04da" style:font-size-asian="10pt" style:font-size-complex="10pt"/>
    </style:style>
    <style:style style:name="P66" style:family="paragraph" style:parent-style-name="Standard">
      <style:text-properties style:font-name="Ubuntu Mono" fo:font-size="10pt" officeooo:rsid="00797c9a" officeooo:paragraph-rsid="00ad64cf" style:font-size-asian="10pt" style:font-size-complex="10pt"/>
    </style:style>
    <style:style style:name="P67" style:family="paragraph" style:parent-style-name="Standard">
      <style:text-properties style:font-name="Ubuntu Mono" fo:font-size="10pt" officeooo:rsid="00797c9a" officeooo:paragraph-rsid="00adf48d" style:font-size-asian="10pt" style:font-size-complex="10pt"/>
    </style:style>
    <style:style style:name="P68" style:family="paragraph" style:parent-style-name="Standard">
      <style:text-properties style:font-name="Ubuntu Mono" fo:font-size="10pt" officeooo:rsid="00797c9a" officeooo:paragraph-rsid="00aec39b" style:font-size-asian="10pt" style:font-size-complex="10pt"/>
    </style:style>
    <style:style style:name="P69" style:family="paragraph" style:parent-style-name="Standard">
      <style:text-properties style:font-name="Ubuntu Mono" fo:font-size="10pt" officeooo:rsid="0079bdcf" officeooo:paragraph-rsid="00a32d13" style:font-size-asian="10pt" style:font-size-complex="10pt"/>
    </style:style>
    <style:style style:name="P70" style:family="paragraph" style:parent-style-name="Standard">
      <style:text-properties style:font-name="Ubuntu Mono" fo:font-size="10pt" officeooo:rsid="007e3f94" officeooo:paragraph-rsid="007e3f94" style:font-size-asian="10pt" style:font-size-complex="10pt"/>
    </style:style>
    <style:style style:name="P71" style:family="paragraph" style:parent-style-name="Standard">
      <style:text-properties style:font-name="Ubuntu Mono" fo:font-size="10pt" officeooo:rsid="007e3f94" officeooo:paragraph-rsid="007fd0a6" style:font-size-asian="10pt" style:font-size-complex="10pt"/>
    </style:style>
    <style:style style:name="P72" style:family="paragraph" style:parent-style-name="Standard">
      <style:text-properties style:font-name="Ubuntu Mono" fo:font-size="10pt" officeooo:rsid="002a86b2" officeooo:paragraph-rsid="0032e5d1" style:font-size-asian="10pt" style:font-size-complex="10pt"/>
    </style:style>
    <style:style style:name="P73" style:family="paragraph" style:parent-style-name="Standard">
      <style:text-properties style:font-name="Ubuntu Mono" fo:font-size="10pt" officeooo:rsid="008a683f" officeooo:paragraph-rsid="008a683f" style:font-size-asian="10pt" style:font-size-complex="10pt"/>
    </style:style>
    <style:style style:name="P74" style:family="paragraph" style:parent-style-name="Standard">
      <style:text-properties style:font-name="Ubuntu Mono" fo:font-size="10pt" officeooo:rsid="008d4879" officeooo:paragraph-rsid="008d4879" style:font-size-asian="10pt" style:font-size-complex="10pt"/>
    </style:style>
    <style:style style:name="P75" style:family="paragraph" style:parent-style-name="Standard">
      <style:text-properties style:font-name="Ubuntu Mono" fo:font-size="10pt" officeooo:rsid="008d4879" officeooo:paragraph-rsid="00906017" style:font-size-asian="10pt" style:font-size-complex="10pt"/>
    </style:style>
    <style:style style:name="P76" style:family="paragraph" style:parent-style-name="Standard">
      <style:text-properties style:font-name="Ubuntu Mono" fo:font-size="10pt" officeooo:rsid="008d4879" officeooo:paragraph-rsid="009361e2" style:font-size-asian="10pt" style:font-size-complex="10pt"/>
    </style:style>
    <style:style style:name="P77" style:family="paragraph" style:parent-style-name="Standard">
      <style:text-properties style:font-name="Ubuntu Mono" fo:font-size="10pt" officeooo:rsid="008e62b9" officeooo:paragraph-rsid="008e62b9" style:font-size-asian="10pt" style:font-size-complex="10pt"/>
    </style:style>
    <style:style style:name="P78" style:family="paragraph" style:parent-style-name="Standard">
      <style:text-properties style:font-name="Ubuntu Mono" fo:font-size="10pt" officeooo:rsid="00a48da0" officeooo:paragraph-rsid="00a48da0" style:font-size-asian="10pt" style:font-size-complex="10pt"/>
    </style:style>
    <style:style style:name="P79" style:family="paragraph" style:parent-style-name="Standard">
      <style:text-properties style:font-name="Ubuntu Mono" fo:font-size="10pt" officeooo:rsid="00a48da0" officeooo:paragraph-rsid="00a6dd71" style:font-size-asian="10pt" style:font-size-complex="10pt"/>
    </style:style>
    <style:style style:name="P80" style:family="paragraph" style:parent-style-name="Standard">
      <style:text-properties style:font-name="Ubuntu Mono" fo:font-size="10pt" officeooo:rsid="00a48da0" officeooo:paragraph-rsid="00ac04da" style:font-size-asian="10pt" style:font-size-complex="10pt"/>
    </style:style>
    <style:style style:name="P81" style:family="paragraph" style:parent-style-name="Standard">
      <style:text-properties style:font-name="Ubuntu Mono" fo:font-size="10pt" officeooo:rsid="00a9508a" officeooo:paragraph-rsid="00a9508a" style:font-size-asian="10pt" style:font-size-complex="10pt"/>
    </style:style>
    <style:style style:name="P82" style:family="paragraph" style:parent-style-name="Standard">
      <style:text-properties style:font-name="Ubuntu Mono" fo:font-size="10pt" officeooo:rsid="00a9508a" officeooo:paragraph-rsid="00aec39b" style:font-size-asian="10pt" style:font-size-complex="10pt"/>
    </style:style>
    <style:style style:name="P83" style:family="paragraph" style:parent-style-name="Standard">
      <style:text-properties style:font-name="Ubuntu Mono" fo:font-size="10pt" officeooo:rsid="00aa3716" officeooo:paragraph-rsid="00aa3716" style:font-size-asian="10pt" style:font-size-complex="10pt"/>
    </style:style>
    <style:style style:name="P84" style:family="paragraph" style:parent-style-name="Standard">
      <style:text-properties style:font-name="Ubuntu Mono" fo:font-size="10pt" officeooo:rsid="00aa3716" officeooo:paragraph-rsid="00aec39b" style:font-size-asian="10pt" style:font-size-complex="10pt"/>
    </style:style>
    <style:style style:name="P85" style:family="paragraph" style:parent-style-name="Standard">
      <style:text-properties style:font-name="Ubuntu Mono" fo:font-size="10pt" officeooo:rsid="00adf48d" officeooo:paragraph-rsid="00adf48d" style:font-size-asian="10pt" style:font-size-complex="10pt"/>
    </style:style>
    <style:style style:name="P86" style:family="paragraph" style:parent-style-name="Standard">
      <style:text-properties style:font-name="Ubuntu Mono" fo:font-size="10pt" officeooo:rsid="00aec39b" officeooo:paragraph-rsid="00aec39b" style:font-size-asian="10pt" style:font-size-complex="10pt"/>
    </style:style>
    <style:style style:name="P87" style:family="paragraph" style:parent-style-name="Standard">
      <style:text-properties style:font-name="Ubuntu Mono" fo:font-size="10pt" officeooo:rsid="00af3a6e" officeooo:paragraph-rsid="00af3a6e" style:font-size-asian="10pt" style:font-size-complex="10pt"/>
    </style:style>
    <style:style style:name="P88" style:family="paragraph" style:parent-style-name="Standard">
      <style:text-properties style:font-name="Ubuntu Mono" fo:font-size="10pt" officeooo:rsid="00aac351" officeooo:paragraph-rsid="00adf48d" style:font-size-asian="10pt" style:font-size-complex="10pt"/>
    </style:style>
    <style:style style:name="P89" style:family="paragraph" style:parent-style-name="Standard">
      <style:text-properties style:font-name="Ubuntu Mono" fo:font-size="10pt" officeooo:rsid="00aac351" officeooo:paragraph-rsid="00aec39b" style:font-size-asian="10pt" style:font-size-complex="10pt"/>
    </style:style>
    <style:style style:name="P90" style:family="paragraph" style:parent-style-name="Standard">
      <style:text-properties style:font-name="Ubuntu Mono" fo:font-size="10pt" officeooo:rsid="00aac351" officeooo:paragraph-rsid="00af3a6e" style:font-size-asian="10pt" style:font-size-complex="10pt"/>
    </style:style>
    <style:style style:name="P91" style:family="paragraph" style:parent-style-name="Standard">
      <style:text-properties style:font-name="Ubuntu Mono" fo:font-size="10pt" officeooo:rsid="00aac351" officeooo:paragraph-rsid="00ad1dc9" style:font-size-asian="10pt" style:font-size-complex="10pt"/>
    </style:style>
    <style:style style:name="P92" style:family="paragraph" style:parent-style-name="Standard">
      <style:text-properties style:font-name="Ubuntu Mono" fo:font-size="10pt" officeooo:rsid="00ad64cf" officeooo:paragraph-rsid="00aec39b" style:font-size-asian="10pt" style:font-size-complex="10pt"/>
    </style:style>
    <style:style style:name="P93" style:family="paragraph" style:parent-style-name="Standard">
      <style:text-properties style:font-name="Ubuntu Mono" fo:font-size="10pt" fo:font-weight="bold" officeooo:rsid="001a48ad" officeooo:paragraph-rsid="001a48ad" style:font-size-asian="10pt" style:font-weight-asian="bold" style:font-size-complex="10pt" style:font-weight-complex="bold"/>
    </style:style>
    <style:style style:name="P94" style:family="paragraph" style:parent-style-name="Standard">
      <style:text-properties style:font-name="Ubuntu Mono" fo:font-size="10pt" fo:font-weight="bold" officeooo:rsid="001a48ad" officeooo:paragraph-rsid="00238433" style:font-size-asian="10pt" style:font-weight-asian="bold" style:font-size-complex="10pt" style:font-weight-complex="bold"/>
    </style:style>
    <style:style style:name="P95" style:family="paragraph" style:parent-style-name="Standard">
      <style:text-properties style:font-name="Ubuntu Mono" fo:font-size="10pt" fo:font-weight="bold" officeooo:rsid="001a48ad" officeooo:paragraph-rsid="00350f49" style:font-size-asian="10pt" style:font-weight-asian="bold" style:font-size-complex="10pt" style:font-weight-complex="bold"/>
    </style:style>
    <style:style style:name="P96" style:family="paragraph" style:parent-style-name="Standard">
      <style:text-properties style:font-name="Ubuntu Mono" fo:font-size="10pt" fo:font-weight="bold" officeooo:rsid="001a48ad" officeooo:paragraph-rsid="0037bfb2" style:font-size-asian="10pt" style:font-weight-asian="bold" style:font-size-complex="10pt" style:font-weight-complex="bold"/>
    </style:style>
    <style:style style:name="P97" style:family="paragraph" style:parent-style-name="Standard">
      <style:text-properties style:font-name="Ubuntu Mono" fo:font-size="10pt" fo:font-weight="bold" officeooo:rsid="001a48ad" officeooo:paragraph-rsid="00399859" style:font-size-asian="10pt" style:font-weight-asian="bold" style:font-size-complex="10pt" style:font-weight-complex="bold"/>
    </style:style>
    <style:style style:name="P98" style:family="paragraph" style:parent-style-name="Standard">
      <style:text-properties style:font-name="Ubuntu Mono" fo:font-size="10pt" fo:font-weight="bold" officeooo:rsid="001a48ad" officeooo:paragraph-rsid="005217d9" style:font-size-asian="10pt" style:font-weight-asian="bold" style:font-size-complex="10pt" style:font-weight-complex="bold"/>
    </style:style>
    <style:style style:name="P99" style:family="paragraph" style:parent-style-name="Standard">
      <style:text-properties style:font-name="Ubuntu Mono" fo:font-size="10pt" fo:font-weight="bold" officeooo:rsid="001a48ad" officeooo:paragraph-rsid="00696a21" style:font-size-asian="10pt" style:font-weight-asian="bold" style:font-size-complex="10pt" style:font-weight-complex="bold"/>
    </style:style>
    <style:style style:name="P100" style:family="paragraph" style:parent-style-name="Standard">
      <style:text-properties style:font-name="Ubuntu Mono" fo:font-size="10pt" fo:font-weight="bold" officeooo:rsid="001a48ad" officeooo:paragraph-rsid="0070d304" style:font-size-asian="10pt" style:font-weight-asian="bold" style:font-size-complex="10pt" style:font-weight-complex="bold"/>
    </style:style>
    <style:style style:name="P101" style:family="paragraph" style:parent-style-name="Standard">
      <style:text-properties style:font-name="Ubuntu Mono" fo:font-size="10pt" fo:font-weight="bold" officeooo:rsid="001a48ad" officeooo:paragraph-rsid="00740762" style:font-size-asian="10pt" style:font-weight-asian="bold" style:font-size-complex="10pt" style:font-weight-complex="bold"/>
    </style:style>
    <style:style style:name="P102" style:family="paragraph" style:parent-style-name="Standard">
      <style:text-properties style:font-name="Ubuntu Mono" fo:font-size="10pt" fo:font-weight="bold" officeooo:rsid="001a48ad" officeooo:paragraph-rsid="00797c9a" style:font-size-asian="10pt" style:font-weight-asian="bold" style:font-size-complex="10pt" style:font-weight-complex="bold"/>
    </style:style>
    <style:style style:name="P103" style:family="paragraph" style:parent-style-name="Standard">
      <style:text-properties style:font-name="Ubuntu Mono" fo:font-size="10pt" fo:font-weight="bold" officeooo:rsid="001a48ad" officeooo:paragraph-rsid="007a065a" style:font-size-asian="10pt" style:font-weight-asian="bold" style:font-size-complex="10pt" style:font-weight-complex="bold"/>
    </style:style>
    <style:style style:name="P104" style:family="paragraph" style:parent-style-name="Standard">
      <style:text-properties style:font-name="Ubuntu Mono" fo:font-size="10pt" fo:font-weight="bold" officeooo:rsid="001a48ad" officeooo:paragraph-rsid="008233cf" style:font-size-asian="10pt" style:font-weight-asian="bold" style:font-size-complex="10pt" style:font-weight-complex="bold"/>
    </style:style>
    <style:style style:name="P105" style:family="paragraph" style:parent-style-name="Standard">
      <style:text-properties style:font-name="Ubuntu Mono" fo:font-size="10pt" fo:font-weight="bold" officeooo:rsid="001a48ad" officeooo:paragraph-rsid="008d4879" style:font-size-asian="10pt" style:font-weight-asian="bold" style:font-size-complex="10pt" style:font-weight-complex="bold"/>
    </style:style>
    <style:style style:name="P106" style:family="paragraph" style:parent-style-name="Standard">
      <style:text-properties style:font-name="Ubuntu Mono" fo:font-size="10pt" fo:font-weight="bold" officeooo:rsid="001a48ad" officeooo:paragraph-rsid="00a7de39" style:font-size-asian="10pt" style:font-weight-asian="bold" style:font-size-complex="10pt" style:font-weight-complex="bold"/>
    </style:style>
    <style:style style:name="P107" style:family="paragraph" style:parent-style-name="Standard">
      <style:text-properties style:font-name="Ubuntu Mono" fo:font-size="10pt" fo:font-weight="bold" officeooo:rsid="001a48ad" officeooo:paragraph-rsid="00a9508a" style:font-size-asian="10pt" style:font-weight-asian="bold" style:font-size-complex="10pt" style:font-weight-complex="bold"/>
    </style:style>
    <style:style style:name="P108" style:family="paragraph" style:parent-style-name="Standard">
      <style:text-properties style:font-name="Ubuntu Mono" fo:font-size="10pt" fo:font-weight="bold" officeooo:rsid="001a48ad" officeooo:paragraph-rsid="00ad1dc9" style:font-size-asian="10pt" style:font-weight-asian="bold" style:font-size-complex="10pt" style:font-weight-complex="bold"/>
    </style:style>
    <style:style style:name="P109" style:family="paragraph" style:parent-style-name="Standard">
      <style:text-properties style:font-name="Ubuntu Mono" fo:font-size="10pt" fo:font-weight="bold" officeooo:rsid="001a48ad" officeooo:paragraph-rsid="00ad64cf" style:font-size-asian="10pt" style:font-weight-asian="bold" style:font-size-complex="10pt" style:font-weight-complex="bold"/>
    </style:style>
    <style:style style:name="P110" style:family="paragraph" style:parent-style-name="Standard">
      <style:text-properties style:font-name="Ubuntu Mono" fo:font-size="10pt" fo:font-weight="bold" officeooo:rsid="001a48ad" officeooo:paragraph-rsid="00aec39b" style:font-size-asian="10pt" style:font-weight-asian="bold" style:font-size-complex="10pt" style:font-weight-complex="bold"/>
    </style:style>
    <style:style style:name="P111" style:family="paragraph" style:parent-style-name="Standard">
      <style:text-properties style:font-name="Ubuntu Mono" fo:font-size="10pt" fo:font-weight="bold" officeooo:rsid="001a48ad" officeooo:paragraph-rsid="00b83c05" style:font-size-asian="10pt" style:font-weight-asian="bold" style:font-size-complex="10pt" style:font-weight-complex="bold"/>
    </style:style>
    <style:style style:name="P112" style:family="paragraph" style:parent-style-name="Standard">
      <style:text-properties style:font-name="Ubuntu Mono" fo:font-size="10pt" fo:font-weight="bold" officeooo:rsid="001a48ad" officeooo:paragraph-rsid="00ba24f7" style:font-size-asian="10pt" style:font-weight-asian="bold" style:font-size-complex="10pt" style:font-weight-complex="bold"/>
    </style:style>
    <style:style style:name="P113" style:family="paragraph" style:parent-style-name="Standard">
      <style:text-properties style:font-name="Ubuntu Mono" fo:font-size="10pt" fo:font-weight="bold" officeooo:rsid="001e7e64" officeooo:paragraph-rsid="001e7e64" style:font-size-asian="10pt" style:font-weight-asian="bold" style:font-size-complex="10pt" style:font-weight-complex="bold"/>
    </style:style>
    <style:style style:name="P114" style:family="paragraph" style:parent-style-name="Standard">
      <style:text-properties style:font-name="Ubuntu Mono" fo:font-size="10pt" fo:font-weight="bold" officeooo:rsid="001e7e64" officeooo:paragraph-rsid="00238433" style:font-size-asian="10pt" style:font-weight-asian="bold" style:font-size-complex="10pt" style:font-weight-complex="bold"/>
    </style:style>
    <style:style style:name="P115" style:family="paragraph" style:parent-style-name="Standard">
      <style:text-properties style:font-name="Ubuntu Mono" fo:font-size="10pt" fo:font-weight="bold" officeooo:rsid="001e7e64" officeooo:paragraph-rsid="00350f49" style:font-size-asian="10pt" style:font-weight-asian="bold" style:font-size-complex="10pt" style:font-weight-complex="bold"/>
    </style:style>
    <style:style style:name="P116" style:family="paragraph" style:parent-style-name="Standard">
      <style:text-properties style:font-name="Ubuntu Mono" fo:font-size="10pt" fo:font-weight="bold" officeooo:rsid="001e7e64" officeooo:paragraph-rsid="00399859" style:font-size-asian="10pt" style:font-weight-asian="bold" style:font-size-complex="10pt" style:font-weight-complex="bold"/>
    </style:style>
    <style:style style:name="P117" style:family="paragraph" style:parent-style-name="Standard">
      <style:text-properties style:font-name="Ubuntu Mono" fo:font-size="10pt" fo:font-weight="bold" officeooo:rsid="001e7e64" officeooo:paragraph-rsid="005217d9" style:font-size-asian="10pt" style:font-weight-asian="bold" style:font-size-complex="10pt" style:font-weight-complex="bold"/>
    </style:style>
    <style:style style:name="P118" style:family="paragraph" style:parent-style-name="Standard">
      <style:text-properties style:font-name="Ubuntu Mono" fo:font-size="10pt" fo:font-weight="bold" officeooo:rsid="001e7e64" officeooo:paragraph-rsid="00696a21" style:font-size-asian="10pt" style:font-weight-asian="bold" style:font-size-complex="10pt" style:font-weight-complex="bold"/>
    </style:style>
    <style:style style:name="P119" style:family="paragraph" style:parent-style-name="Standard">
      <style:text-properties style:font-name="Ubuntu Mono" fo:font-size="10pt" fo:font-weight="bold" officeooo:rsid="001e7e64" officeooo:paragraph-rsid="0070d304" style:font-size-asian="10pt" style:font-weight-asian="bold" style:font-size-complex="10pt" style:font-weight-complex="bold"/>
    </style:style>
    <style:style style:name="P120" style:family="paragraph" style:parent-style-name="Standard">
      <style:text-properties style:font-name="Ubuntu Mono" fo:font-size="10pt" fo:font-weight="bold" officeooo:rsid="001e7e64" officeooo:paragraph-rsid="00740762" style:font-size-asian="10pt" style:font-weight-asian="bold" style:font-size-complex="10pt" style:font-weight-complex="bold"/>
    </style:style>
    <style:style style:name="P121" style:family="paragraph" style:parent-style-name="Standard">
      <style:text-properties style:font-name="Ubuntu Mono" fo:font-size="10pt" fo:font-weight="bold" officeooo:rsid="001e7e64" officeooo:paragraph-rsid="00797c9a" style:font-size-asian="10pt" style:font-weight-asian="bold" style:font-size-complex="10pt" style:font-weight-complex="bold"/>
    </style:style>
    <style:style style:name="P122" style:family="paragraph" style:parent-style-name="Standard">
      <style:text-properties style:font-name="Ubuntu Mono" fo:font-size="10pt" fo:font-weight="bold" officeooo:rsid="001e7e64" officeooo:paragraph-rsid="007a065a" style:font-size-asian="10pt" style:font-weight-asian="bold" style:font-size-complex="10pt" style:font-weight-complex="bold"/>
    </style:style>
    <style:style style:name="P123" style:family="paragraph" style:parent-style-name="Standard">
      <style:text-properties style:font-name="Ubuntu Mono" fo:font-size="10pt" fo:font-weight="bold" officeooo:rsid="001e7e64" officeooo:paragraph-rsid="008d4879" style:font-size-asian="10pt" style:font-weight-asian="bold" style:font-size-complex="10pt" style:font-weight-complex="bold"/>
    </style:style>
    <style:style style:name="P124" style:family="paragraph" style:parent-style-name="Standard">
      <style:text-properties style:font-name="Ubuntu Mono" fo:font-size="10pt" fo:font-weight="bold" officeooo:rsid="001e7e64" officeooo:paragraph-rsid="00a7de39" style:font-size-asian="10pt" style:font-weight-asian="bold" style:font-size-complex="10pt" style:font-weight-complex="bold"/>
    </style:style>
    <style:style style:name="P125" style:family="paragraph" style:parent-style-name="Standard">
      <style:text-properties style:font-name="Ubuntu Mono" fo:font-size="10pt" fo:font-weight="bold" officeooo:rsid="001e7e64" officeooo:paragraph-rsid="00a9508a" style:font-size-asian="10pt" style:font-weight-asian="bold" style:font-size-complex="10pt" style:font-weight-complex="bold"/>
    </style:style>
    <style:style style:name="P126" style:family="paragraph" style:parent-style-name="Standard">
      <style:text-properties style:font-name="Ubuntu Mono" fo:font-size="10pt" fo:font-weight="bold" officeooo:rsid="001e7e64" officeooo:paragraph-rsid="00ad64cf" style:font-size-asian="10pt" style:font-weight-asian="bold" style:font-size-complex="10pt" style:font-weight-complex="bold"/>
    </style:style>
    <style:style style:name="P127" style:family="paragraph" style:parent-style-name="Standard">
      <style:text-properties style:font-name="Ubuntu Mono" fo:font-size="10pt" fo:font-weight="bold" officeooo:rsid="001e7e64" officeooo:paragraph-rsid="00aec39b" style:font-size-asian="10pt" style:font-weight-asian="bold" style:font-size-complex="10pt" style:font-weight-complex="bold"/>
    </style:style>
    <style:style style:name="P128" style:family="paragraph" style:parent-style-name="Standard">
      <style:text-properties style:font-name="Ubuntu Mono" fo:font-size="10pt" fo:font-weight="bold" officeooo:rsid="001e7e64" officeooo:paragraph-rsid="00ba24f7" style:font-size-asian="10pt" style:font-weight-asian="bold" style:font-size-complex="10pt" style:font-weight-complex="bold"/>
    </style:style>
    <style:style style:name="P129" style:family="paragraph" style:parent-style-name="Standard">
      <style:text-properties style:font-name="Ubuntu Mono" fo:font-size="10pt" fo:font-weight="bold" officeooo:rsid="005b99fe" officeooo:paragraph-rsid="005b99fe" style:font-size-asian="10pt" style:font-weight-asian="bold" style:font-size-complex="10pt" style:font-weight-complex="bold"/>
    </style:style>
    <style:style style:name="P130" style:family="paragraph" style:parent-style-name="Standard">
      <style:text-properties style:font-name="Ubuntu Mono" fo:font-size="10pt" fo:font-weight="bold" officeooo:rsid="005b99fe" officeooo:paragraph-rsid="00696a21" style:font-size-asian="10pt" style:font-weight-asian="bold" style:font-size-complex="10pt" style:font-weight-complex="bold"/>
    </style:style>
    <style:style style:name="P131" style:family="paragraph" style:parent-style-name="Standard">
      <style:text-properties style:font-name="Ubuntu Mono" fo:font-size="10pt" fo:font-weight="bold" officeooo:rsid="0062c792" officeooo:paragraph-rsid="0062c792" style:font-size-asian="10pt" style:font-weight-asian="bold" style:font-size-complex="10pt" style:font-weight-complex="bold"/>
    </style:style>
    <style:style style:name="P132" style:family="paragraph" style:parent-style-name="Standard">
      <style:text-properties style:font-name="Ubuntu Mono" fo:font-size="10pt" fo:font-weight="bold" officeooo:rsid="007a5924" officeooo:paragraph-rsid="007a5924" style:font-size-asian="10pt" style:font-weight-asian="bold" style:font-size-complex="10pt" style:font-weight-complex="bold"/>
    </style:style>
    <style:style style:name="P133" style:family="paragraph" style:parent-style-name="Standard">
      <style:text-properties style:font-name="Ubuntu Mono" fo:font-size="10pt" fo:font-weight="bold" officeooo:rsid="0088b668" officeooo:paragraph-rsid="0088b668" style:font-size-asian="10pt" style:font-weight-asian="bold" style:font-size-complex="10pt" style:font-weight-complex="bold"/>
    </style:style>
    <style:style style:name="P134" style:family="paragraph" style:parent-style-name="Standard">
      <style:text-properties style:font-name="Ubuntu Mono" fo:font-size="10pt" fo:font-weight="bold" officeooo:rsid="009bf9e3" officeooo:paragraph-rsid="009e3f5d" style:font-size-asian="10pt" style:font-weight-asian="bold" style:font-size-complex="10pt" style:font-weight-complex="bold"/>
    </style:style>
    <style:style style:name="P135" style:family="paragraph" style:parent-style-name="Standard">
      <style:text-properties style:font-name="Ubuntu Mono" fo:font-size="10pt" fo:font-weight="bold" officeooo:rsid="009d9df2" officeooo:paragraph-rsid="009e3f5d" style:font-size-asian="10pt" style:font-weight-asian="bold" style:font-size-complex="10pt" style:font-weight-complex="bold"/>
    </style:style>
    <style:style style:name="P136" style:family="paragraph" style:parent-style-name="Standard">
      <style:text-properties style:font-name="Ubuntu Mono" fo:font-size="10pt" fo:font-weight="bold" officeooo:rsid="003a7034" officeooo:paragraph-rsid="00ba24f7" style:font-size-asian="10pt" style:font-weight-asian="bold" style:font-size-complex="10pt" style:font-weight-complex="bold"/>
    </style:style>
    <style:style style:name="P137" style:family="paragraph" style:parent-style-name="Standard">
      <style:text-properties style:font-name="Ubuntu Mono" fo:font-size="10pt" fo:font-weight="bold" officeooo:rsid="00648009" officeooo:paragraph-rsid="00648009" style:font-size-asian="10pt" style:font-weight-asian="bold" style:font-size-complex="10pt" style:font-weight-complex="bold"/>
    </style:style>
    <style:style style:name="P138" style:family="paragraph" style:parent-style-name="Standard">
      <style:text-properties style:font-name="Ubuntu Mono" fo:font-size="10pt" fo:font-weight="normal" officeooo:rsid="001a48ad" officeooo:paragraph-rsid="00238433" style:font-size-asian="10pt" style:font-weight-asian="normal" style:font-size-complex="10pt" style:font-weight-complex="normal"/>
    </style:style>
    <style:style style:name="P139" style:family="paragraph" style:parent-style-name="Standard">
      <style:text-properties style:font-name="Ubuntu Mono" fo:font-size="10pt" fo:font-weight="normal" officeooo:rsid="001a48ad" officeooo:paragraph-rsid="0037bfb2" style:font-size-asian="10pt" style:font-weight-asian="normal" style:font-size-complex="10pt" style:font-weight-complex="normal"/>
    </style:style>
    <style:style style:name="P140" style:family="paragraph" style:parent-style-name="Standard">
      <style:text-properties style:font-name="Ubuntu Mono" fo:font-size="10pt" fo:font-weight="normal" officeooo:rsid="001a48ad" officeooo:paragraph-rsid="00399859" style:font-size-asian="10pt" style:font-weight-asian="normal" style:font-size-complex="10pt" style:font-weight-complex="normal"/>
    </style:style>
    <style:style style:name="P141" style:family="paragraph" style:parent-style-name="Standard">
      <style:text-properties style:font-name="Ubuntu Mono" fo:font-size="10pt" fo:font-weight="normal" officeooo:rsid="001a48ad" officeooo:paragraph-rsid="005b99fe" style:font-size-asian="10pt" style:font-weight-asian="normal" style:font-size-complex="10pt" style:font-weight-complex="normal"/>
    </style:style>
    <style:style style:name="P142" style:family="paragraph" style:parent-style-name="Standard">
      <style:text-properties style:font-name="Ubuntu Mono" fo:font-size="10pt" fo:font-weight="normal" officeooo:rsid="001a48ad" officeooo:paragraph-rsid="00298f9d" style:font-size-asian="10pt" style:font-weight-asian="normal" style:font-size-complex="10pt" style:font-weight-complex="normal"/>
    </style:style>
    <style:style style:name="P143" style:family="paragraph" style:parent-style-name="Standard">
      <style:text-properties style:font-name="Ubuntu Mono" fo:font-size="10pt" fo:font-weight="normal" officeooo:rsid="001a48ad" officeooo:paragraph-rsid="005217d9" style:font-size-asian="10pt" style:font-weight-asian="normal" style:font-size-complex="10pt" style:font-weight-complex="normal"/>
    </style:style>
    <style:style style:name="P144" style:family="paragraph" style:parent-style-name="Standard">
      <style:text-properties style:font-name="Ubuntu Mono" fo:font-size="10pt" fo:font-weight="normal" officeooo:rsid="001a48ad" officeooo:paragraph-rsid="005feaea" style:font-size-asian="10pt" style:font-weight-asian="normal" style:font-size-complex="10pt" style:font-weight-complex="normal"/>
    </style:style>
    <style:style style:name="P145" style:family="paragraph" style:parent-style-name="Standard">
      <style:text-properties style:font-name="Ubuntu Mono" fo:font-size="10pt" fo:font-weight="normal" officeooo:rsid="001a48ad" officeooo:paragraph-rsid="002222a7" style:font-size-asian="10pt" style:font-weight-asian="normal" style:font-size-complex="10pt" style:font-weight-complex="normal"/>
    </style:style>
    <style:style style:name="P146" style:family="paragraph" style:parent-style-name="Standard">
      <style:text-properties style:font-name="Ubuntu Mono" fo:font-size="10pt" fo:font-weight="normal" officeooo:rsid="001a48ad" officeooo:paragraph-rsid="00696a21" style:font-size-asian="10pt" style:font-weight-asian="normal" style:font-size-complex="10pt" style:font-weight-complex="normal"/>
    </style:style>
    <style:style style:name="P147" style:family="paragraph" style:parent-style-name="Standard">
      <style:text-properties style:font-name="Ubuntu Mono" fo:font-size="10pt" fo:font-weight="normal" officeooo:rsid="001a48ad" officeooo:paragraph-rsid="006f9f37" style:font-size-asian="10pt" style:font-weight-asian="normal" style:font-size-complex="10pt" style:font-weight-complex="normal"/>
    </style:style>
    <style:style style:name="P148" style:family="paragraph" style:parent-style-name="Standard">
      <style:text-properties style:font-name="Ubuntu Mono" fo:font-size="10pt" fo:font-weight="normal" officeooo:rsid="001a48ad" officeooo:paragraph-rsid="0070d304" style:font-size-asian="10pt" style:font-weight-asian="normal" style:font-size-complex="10pt" style:font-weight-complex="normal"/>
    </style:style>
    <style:style style:name="P149" style:family="paragraph" style:parent-style-name="Standard">
      <style:text-properties style:font-name="Ubuntu Mono" fo:font-size="10pt" fo:font-weight="normal" officeooo:rsid="001a48ad" officeooo:paragraph-rsid="00740762" style:font-size-asian="10pt" style:font-weight-asian="normal" style:font-size-complex="10pt" style:font-weight-complex="normal"/>
    </style:style>
    <style:style style:name="P150" style:family="paragraph" style:parent-style-name="Standard">
      <style:text-properties style:font-name="Ubuntu Mono" fo:font-size="10pt" fo:font-weight="normal" officeooo:rsid="001a48ad" officeooo:paragraph-rsid="00797c9a" style:font-size-asian="10pt" style:font-weight-asian="normal" style:font-size-complex="10pt" style:font-weight-complex="normal"/>
    </style:style>
    <style:style style:name="P151" style:family="paragraph" style:parent-style-name="Standard">
      <style:text-properties style:font-name="Ubuntu Mono" fo:font-size="10pt" fo:font-weight="normal" officeooo:rsid="001a48ad" officeooo:paragraph-rsid="0088b668" style:font-size-asian="10pt" style:font-weight-asian="normal" style:font-size-complex="10pt" style:font-weight-complex="normal"/>
    </style:style>
    <style:style style:name="P152" style:family="paragraph" style:parent-style-name="Standard">
      <style:text-properties style:font-name="Ubuntu Mono" fo:font-size="10pt" fo:font-weight="normal" officeooo:rsid="001a48ad" officeooo:paragraph-rsid="008d4879" style:font-size-asian="10pt" style:font-weight-asian="normal" style:font-size-complex="10pt" style:font-weight-complex="normal"/>
    </style:style>
    <style:style style:name="P153" style:family="paragraph" style:parent-style-name="Standard">
      <style:text-properties style:font-name="Ubuntu Mono" fo:font-size="10pt" fo:font-weight="normal" officeooo:rsid="001a48ad" officeooo:paragraph-rsid="00a9508a" style:font-size-asian="10pt" style:font-weight-asian="normal" style:font-size-complex="10pt" style:font-weight-complex="normal"/>
    </style:style>
    <style:style style:name="P154" style:family="paragraph" style:parent-style-name="Standard">
      <style:text-properties style:font-name="Ubuntu Mono" fo:font-size="10pt" fo:font-weight="normal" officeooo:rsid="001a48ad" officeooo:paragraph-rsid="00ad64cf" style:font-size-asian="10pt" style:font-weight-asian="normal" style:font-size-complex="10pt" style:font-weight-complex="normal"/>
    </style:style>
    <style:style style:name="P155" style:family="paragraph" style:parent-style-name="Standard">
      <style:text-properties style:font-name="Ubuntu Mono" fo:font-size="10pt" fo:font-weight="normal" officeooo:rsid="001a48ad" officeooo:paragraph-rsid="00aec39b" style:font-size-asian="10pt" style:font-weight-asian="normal" style:font-size-complex="10pt" style:font-weight-complex="normal"/>
    </style:style>
    <style:style style:name="P156" style:family="paragraph" style:parent-style-name="Standard">
      <style:paragraph-properties fo:padding="0.0291in" fo:border-left="none" fo:border-right="none" fo:border-top="none" fo:border-bottom="0.06pt solid #000000" style:join-border="false"/>
      <style:text-properties style:font-name="Ubuntu Mono" fo:font-size="10pt" fo:font-weight="normal" officeooo:rsid="001a48ad" officeooo:paragraph-rsid="003c46a9" style:font-size-asian="10pt" style:font-weight-asian="normal" style:font-size-complex="10pt" style:font-weight-complex="normal"/>
    </style:style>
    <style:style style:name="P157" style:family="paragraph" style:parent-style-name="Standard">
      <style:text-properties style:font-name="Ubuntu Mono" fo:font-size="10pt" fo:font-weight="normal" officeooo:rsid="00238433" officeooo:paragraph-rsid="003a7034" style:font-size-asian="10pt" style:font-weight-asian="normal" style:font-size-complex="10pt" style:font-weight-complex="normal"/>
    </style:style>
    <style:style style:name="P158" style:family="paragraph" style:parent-style-name="Standard">
      <style:text-properties style:font-name="Ubuntu Mono" fo:font-size="10pt" fo:font-weight="normal" officeooo:rsid="003614c5" officeooo:paragraph-rsid="0050f996" style:font-size-asian="10pt" style:font-weight-asian="normal" style:font-size-complex="10pt" style:font-weight-complex="normal"/>
    </style:style>
    <style:style style:name="P159" style:family="paragraph" style:parent-style-name="Standard">
      <style:text-properties style:font-name="Ubuntu Mono" fo:font-size="10pt" fo:font-weight="normal" officeooo:rsid="003614c5" officeooo:paragraph-rsid="00b83c05" style:font-size-asian="10pt" style:font-weight-asian="normal" style:font-size-complex="10pt" style:font-weight-complex="normal"/>
    </style:style>
    <style:style style:name="P160" style:family="paragraph" style:parent-style-name="Standard">
      <style:text-properties style:font-name="Ubuntu Mono" fo:font-size="10pt" fo:font-weight="normal" officeooo:rsid="003b168f" officeooo:paragraph-rsid="003b168f" style:font-size-asian="10pt" style:font-weight-asian="normal" style:font-size-complex="10pt" style:font-weight-complex="normal"/>
    </style:style>
    <style:style style:name="P161" style:family="paragraph" style:parent-style-name="Standard">
      <style:text-properties style:font-name="Ubuntu Mono" fo:font-size="10pt" fo:font-weight="normal" officeooo:rsid="003c46a9" officeooo:paragraph-rsid="003c46a9" style:font-size-asian="10pt" style:font-weight-asian="normal" style:font-size-complex="10pt" style:font-weight-complex="normal"/>
    </style:style>
    <style:style style:name="P162" style:family="paragraph" style:parent-style-name="Standard">
      <style:text-properties style:font-name="Ubuntu Mono" fo:font-size="10pt" fo:font-weight="normal" officeooo:rsid="003c46a9" officeooo:paragraph-rsid="0045d50d" style:font-size-asian="10pt" style:font-weight-asian="normal" style:font-size-complex="10pt" style:font-weight-complex="normal"/>
    </style:style>
    <style:style style:name="P163" style:family="paragraph" style:parent-style-name="Standard">
      <style:text-properties style:font-name="Ubuntu Mono" fo:font-size="10pt" fo:font-weight="normal" officeooo:rsid="003c46a9" officeooo:paragraph-rsid="00b83c05" style:font-size-asian="10pt" style:font-weight-asian="normal" style:font-size-complex="10pt" style:font-weight-complex="normal"/>
    </style:style>
    <style:style style:name="P164" style:family="paragraph" style:parent-style-name="Standard">
      <style:text-properties style:font-name="Ubuntu Mono" fo:font-size="10pt" fo:font-weight="normal" officeooo:rsid="0024ca1b" officeooo:paragraph-rsid="0041740c" style:font-size-asian="10pt" style:font-weight-asian="normal" style:font-size-complex="10pt" style:font-weight-complex="normal"/>
    </style:style>
    <style:style style:name="P165" style:family="paragraph" style:parent-style-name="Standard">
      <style:text-properties style:font-name="Ubuntu Mono" fo:font-size="10pt" fo:font-weight="normal" officeooo:rsid="0024ca1b" officeooo:paragraph-rsid="00ba24f7" style:font-size-asian="10pt" style:font-weight-asian="normal" style:font-size-complex="10pt" style:font-weight-complex="normal"/>
    </style:style>
    <style:style style:name="P166" style:family="paragraph" style:parent-style-name="Standard">
      <style:text-properties style:font-name="Ubuntu Mono" fo:font-size="10pt" fo:font-weight="normal" officeooo:rsid="001bf0b8" officeooo:paragraph-rsid="005379d4" style:font-size-asian="10pt" style:font-weight-asian="normal" style:font-size-complex="10pt" style:font-weight-complex="normal"/>
    </style:style>
    <style:style style:name="P167" style:family="paragraph" style:parent-style-name="Standard">
      <style:text-properties style:font-name="Ubuntu Mono" fo:font-size="10pt" fo:font-weight="normal" officeooo:rsid="005feaea" officeooo:paragraph-rsid="005feaea" style:font-size-asian="10pt" style:font-weight-asian="normal" style:font-size-complex="10pt" style:font-weight-complex="normal"/>
    </style:style>
    <style:style style:name="P168" style:family="paragraph" style:parent-style-name="Standard">
      <style:text-properties style:font-name="Ubuntu Mono" fo:font-size="10pt" fo:font-weight="normal" officeooo:rsid="005feaea" officeooo:paragraph-rsid="006816ff" style:font-size-asian="10pt" style:font-weight-asian="normal" style:font-size-complex="10pt" style:font-weight-complex="normal"/>
    </style:style>
    <style:style style:name="P169" style:family="paragraph" style:parent-style-name="Standard">
      <style:text-properties style:font-name="Ubuntu Mono" fo:font-size="10pt" fo:font-weight="normal" officeooo:rsid="00611a52" officeooo:paragraph-rsid="00611a52" style:font-size-asian="10pt" style:font-weight-asian="normal" style:font-size-complex="10pt" style:font-weight-complex="normal"/>
    </style:style>
    <style:style style:name="P170" style:family="paragraph" style:parent-style-name="Standard">
      <style:text-properties style:font-name="Ubuntu Mono" fo:font-size="10pt" fo:font-weight="normal" officeooo:rsid="0062c792" officeooo:paragraph-rsid="0062c792" style:font-size-asian="10pt" style:font-weight-asian="normal" style:font-size-complex="10pt" style:font-weight-complex="normal"/>
    </style:style>
    <style:style style:name="P171" style:family="paragraph" style:parent-style-name="Standard">
      <style:text-properties style:font-name="Ubuntu Mono" fo:font-size="10pt" fo:font-weight="normal" officeooo:rsid="00648009" officeooo:paragraph-rsid="00648009" style:font-size-asian="10pt" style:font-weight-asian="normal" style:font-size-complex="10pt" style:font-weight-complex="normal"/>
    </style:style>
    <style:style style:name="P172" style:family="paragraph" style:parent-style-name="Standard">
      <style:text-properties style:font-name="Ubuntu Mono" fo:font-size="10pt" fo:font-weight="normal" officeooo:rsid="0021c8c5" officeooo:paragraph-rsid="0021c8c5" style:font-size-asian="10pt" style:font-weight-asian="normal" style:font-size-complex="10pt" style:font-weight-complex="normal"/>
    </style:style>
    <style:style style:name="P173" style:family="paragraph" style:parent-style-name="Standard">
      <style:text-properties style:font-name="Ubuntu Mono" fo:font-size="10pt" fo:font-weight="normal" officeooo:rsid="0021c8c5" officeooo:paragraph-rsid="00696a21" style:font-size-asian="10pt" style:font-weight-asian="normal" style:font-size-complex="10pt" style:font-weight-complex="normal"/>
    </style:style>
    <style:style style:name="P174" style:family="paragraph" style:parent-style-name="Standard">
      <style:text-properties style:font-name="Ubuntu Mono" fo:font-size="10pt" fo:font-weight="normal" officeooo:rsid="0021c8c5" officeooo:paragraph-rsid="009e3f5d" style:font-size-asian="10pt" style:font-weight-asian="normal" style:font-size-complex="10pt" style:font-weight-complex="normal"/>
    </style:style>
    <style:style style:name="P175" style:family="paragraph" style:parent-style-name="Standard">
      <style:text-properties style:font-name="Ubuntu Mono" fo:font-size="10pt" fo:font-weight="normal" officeooo:rsid="006b4713" officeooo:paragraph-rsid="006d0190" style:font-size-asian="10pt" style:font-weight-asian="normal" style:font-size-complex="10pt" style:font-weight-complex="normal"/>
    </style:style>
    <style:style style:name="P176" style:family="paragraph" style:parent-style-name="Standard">
      <style:text-properties style:font-name="Ubuntu Mono" fo:font-size="10pt" fo:font-weight="normal" officeooo:rsid="006df239" officeooo:paragraph-rsid="006df239" style:font-size-asian="10pt" style:font-weight-asian="normal" style:font-size-complex="10pt" style:font-weight-complex="normal"/>
    </style:style>
    <style:style style:name="P177" style:family="paragraph" style:parent-style-name="Standard">
      <style:text-properties style:font-name="Ubuntu Mono" fo:font-size="10pt" fo:font-weight="normal" officeooo:rsid="006df239" officeooo:paragraph-rsid="008d4879" style:font-size-asian="10pt" style:font-weight-asian="normal" style:font-size-complex="10pt" style:font-weight-complex="normal"/>
    </style:style>
    <style:style style:name="P178" style:family="paragraph" style:parent-style-name="Standard">
      <style:text-properties style:font-name="Ubuntu Mono" fo:font-size="10pt" fo:font-weight="normal" officeooo:rsid="006df239" officeooo:paragraph-rsid="00a7de39" style:font-size-asian="10pt" style:font-weight-asian="normal" style:font-size-complex="10pt" style:font-weight-complex="normal"/>
    </style:style>
    <style:style style:name="P179" style:family="paragraph" style:parent-style-name="Standard">
      <style:text-properties style:font-name="Ubuntu Mono" fo:font-size="10pt" fo:font-weight="normal" officeooo:rsid="00762a4a" officeooo:paragraph-rsid="00762a4a" style:font-size-asian="10pt" style:font-weight-asian="normal" style:font-size-complex="10pt" style:font-weight-complex="normal"/>
    </style:style>
    <style:style style:name="P180" style:family="paragraph" style:parent-style-name="Standard">
      <style:text-properties style:font-name="Ubuntu Mono" fo:font-size="10pt" fo:font-weight="normal" officeooo:rsid="007a5924" officeooo:paragraph-rsid="007a5924" style:font-size-asian="10pt" style:font-weight-asian="normal" style:font-size-complex="10pt" style:font-weight-complex="normal"/>
    </style:style>
    <style:style style:name="P181" style:family="paragraph" style:parent-style-name="Standard">
      <style:text-properties style:font-name="Ubuntu Mono" fo:font-size="10pt" fo:font-weight="normal" officeooo:rsid="007e3f94" officeooo:paragraph-rsid="007e3f94" style:font-size-asian="10pt" style:font-weight-asian="normal" style:font-size-complex="10pt" style:font-weight-complex="normal"/>
    </style:style>
    <style:style style:name="P182" style:family="paragraph" style:parent-style-name="Standard">
      <style:text-properties style:font-name="Ubuntu Mono" fo:font-size="10pt" fo:font-weight="normal" officeooo:rsid="0088b668" officeooo:paragraph-rsid="0088b668" style:font-size-asian="10pt" style:font-weight-asian="normal" style:font-size-complex="10pt" style:font-weight-complex="normal"/>
    </style:style>
    <style:style style:name="P183" style:family="paragraph" style:parent-style-name="Standard">
      <style:text-properties style:font-name="Ubuntu Mono" fo:font-size="10pt" fo:font-weight="normal" officeooo:rsid="002a86b2" officeooo:paragraph-rsid="003a7034" style:font-size-asian="10pt" style:font-weight-asian="normal" style:font-size-complex="10pt" style:font-weight-complex="normal"/>
    </style:style>
    <style:style style:name="P184" style:family="paragraph" style:parent-style-name="Standard">
      <style:text-properties style:font-name="Ubuntu Mono" fo:font-size="10pt" fo:font-weight="normal" officeooo:rsid="002a86b2" officeooo:paragraph-rsid="00b83c05" style:font-size-asian="10pt" style:font-weight-asian="normal" style:font-size-complex="10pt" style:font-weight-complex="normal"/>
    </style:style>
    <style:style style:name="P185" style:family="paragraph" style:parent-style-name="Standard">
      <style:text-properties style:font-name="Ubuntu Mono" fo:font-size="10pt" fo:font-weight="normal" officeooo:rsid="00797c9a" officeooo:paragraph-rsid="008a683f" style:font-size-asian="10pt" style:font-weight-asian="normal" style:font-size-complex="10pt" style:font-weight-complex="normal"/>
    </style:style>
    <style:style style:name="P186" style:family="paragraph" style:parent-style-name="Standard">
      <style:text-properties style:font-name="Ubuntu Mono" fo:font-size="10pt" fo:font-weight="normal" officeooo:rsid="008d4879" officeooo:paragraph-rsid="008d4879" style:font-size-asian="10pt" style:font-weight-asian="normal" style:font-size-complex="10pt" style:font-weight-complex="normal"/>
    </style:style>
    <style:style style:name="P187" style:family="paragraph" style:parent-style-name="Standard">
      <style:text-properties style:font-name="Ubuntu Mono" fo:font-size="10pt" fo:font-weight="normal" officeooo:rsid="008d4879" officeooo:paragraph-rsid="00949bed" style:font-size-asian="10pt" style:font-weight-asian="normal" style:font-size-complex="10pt" style:font-weight-complex="normal"/>
    </style:style>
    <style:style style:name="P188" style:family="paragraph" style:parent-style-name="Standard">
      <style:text-properties style:font-name="Ubuntu Mono" fo:font-size="10pt" fo:font-weight="normal" officeooo:rsid="008d4879" officeooo:paragraph-rsid="00bf64ec" style:font-size-asian="10pt" style:font-weight-asian="normal" style:font-size-complex="10pt" style:font-weight-complex="normal"/>
    </style:style>
    <style:style style:name="P189" style:family="paragraph" style:parent-style-name="Standard">
      <style:text-properties style:font-name="Ubuntu Mono" fo:font-size="10pt" fo:font-weight="normal" officeooo:rsid="00960490" officeooo:paragraph-rsid="009e3f5d" style:font-size-asian="10pt" style:font-weight-asian="normal" style:font-size-complex="10pt" style:font-weight-complex="normal"/>
    </style:style>
    <style:style style:name="P190" style:family="paragraph" style:parent-style-name="Standard">
      <style:text-properties style:font-name="Ubuntu Mono" fo:font-size="10pt" fo:font-weight="normal" officeooo:rsid="0096e0ad" officeooo:paragraph-rsid="0096e0ad" style:font-size-asian="10pt" style:font-weight-asian="normal" style:font-size-complex="10pt" style:font-weight-complex="normal"/>
    </style:style>
    <style:style style:name="P191" style:family="paragraph" style:parent-style-name="Standard">
      <style:text-properties style:font-name="Ubuntu Mono" fo:font-size="10pt" fo:font-weight="normal" officeooo:rsid="0096e0ad" officeooo:paragraph-rsid="009e3f5d" style:font-size-asian="10pt" style:font-weight-asian="normal" style:font-size-complex="10pt" style:font-weight-complex="normal"/>
    </style:style>
    <style:style style:name="P192" style:family="paragraph" style:parent-style-name="Standard">
      <style:text-properties style:font-name="Ubuntu Mono" fo:font-size="10pt" fo:font-weight="normal" officeooo:rsid="009991df" officeooo:paragraph-rsid="009e3f5d" style:font-size-asian="10pt" style:font-weight-asian="normal" style:font-size-complex="10pt" style:font-weight-complex="normal"/>
    </style:style>
    <style:style style:name="P193" style:family="paragraph" style:parent-style-name="Standard">
      <style:text-properties style:font-name="Ubuntu Mono" fo:font-size="10pt" fo:font-weight="normal" officeooo:rsid="009bf9e3" officeooo:paragraph-rsid="009e3f5d" style:font-size-asian="10pt" style:font-weight-asian="normal" style:font-size-complex="10pt" style:font-weight-complex="normal"/>
    </style:style>
    <style:style style:name="P194" style:family="paragraph" style:parent-style-name="Standard">
      <style:text-properties style:font-name="Ubuntu Mono" fo:font-size="10pt" fo:font-weight="normal" officeooo:rsid="009bf9e3" officeooo:paragraph-rsid="009f5aef" style:font-size-asian="10pt" style:font-weight-asian="normal" style:font-size-complex="10pt" style:font-weight-complex="normal"/>
    </style:style>
    <style:style style:name="P195" style:family="paragraph" style:parent-style-name="Standard">
      <style:text-properties style:font-name="Ubuntu Mono" fo:font-size="10pt" fo:font-weight="normal" officeooo:rsid="009bf9e3" officeooo:paragraph-rsid="00c2e36a" style:font-size-asian="10pt" style:font-weight-asian="normal" style:font-size-complex="10pt" style:font-weight-complex="normal"/>
    </style:style>
    <style:style style:name="P196" style:family="paragraph" style:parent-style-name="Standard">
      <style:text-properties style:font-name="Ubuntu Mono" fo:font-size="10pt" fo:font-weight="normal" officeooo:rsid="009d9df2" officeooo:paragraph-rsid="009e3f5d" style:font-size-asian="10pt" style:font-weight-asian="normal" style:font-size-complex="10pt" style:font-weight-complex="normal"/>
    </style:style>
    <style:style style:name="P197" style:family="paragraph" style:parent-style-name="Standard">
      <style:text-properties style:font-name="Ubuntu Mono" fo:font-size="10pt" fo:font-weight="normal" officeooo:rsid="00711b95" officeooo:paragraph-rsid="00a57448" style:font-size-asian="10pt" style:font-weight-asian="normal" style:font-size-complex="10pt" style:font-weight-complex="normal"/>
    </style:style>
    <style:style style:name="P198" style:family="paragraph" style:parent-style-name="Standard">
      <style:text-properties style:font-name="Ubuntu Mono" fo:font-size="10pt" fo:font-weight="normal" officeooo:rsid="00b5ae70" officeooo:paragraph-rsid="00b5ae70" style:font-size-asian="10pt" style:font-weight-asian="normal" style:font-size-complex="10pt" style:font-weight-complex="normal"/>
    </style:style>
    <style:style style:name="P199" style:family="paragraph" style:parent-style-name="Standard">
      <style:text-properties style:font-name="Ubuntu Mono" fo:font-size="10pt" fo:font-weight="normal" officeooo:rsid="009e3f5d" officeooo:paragraph-rsid="009e3f5d" style:font-size-asian="10pt" style:font-weight-asian="normal" style:font-size-complex="10pt" style:font-weight-complex="normal"/>
    </style:style>
    <style:style style:name="P200" style:family="paragraph" style:parent-style-name="Standard">
      <style:text-properties style:font-name="Ubuntu Mono" fo:font-size="10pt" fo:font-weight="normal" officeooo:rsid="009e3f5d" officeooo:paragraph-rsid="00ba24f7" style:font-size-asian="10pt" style:font-weight-asian="normal" style:font-size-complex="10pt" style:font-weight-complex="normal"/>
    </style:style>
    <style:style style:name="P201" style:family="paragraph" style:parent-style-name="Standard">
      <style:text-properties style:font-name="Ubuntu Mono" fo:font-size="10pt" fo:font-weight="normal" officeooo:rsid="003a7034" officeooo:paragraph-rsid="00b83c05" style:font-size-asian="10pt" style:font-weight-asian="normal" style:font-size-complex="10pt" style:font-weight-complex="normal"/>
    </style:style>
    <style:style style:name="P202" style:family="paragraph" style:parent-style-name="Standard">
      <style:text-properties officeooo:paragraph-rsid="005feaea"/>
    </style:style>
    <style:style style:name="T1" style:family="text">
      <style:text-properties fo:font-weight="bold" style:font-weight-asian="bold" style:font-weight-complex="bold"/>
    </style:style>
    <style:style style:name="T2" style:family="text">
      <style:text-properties fo:font-weight="bold" officeooo:rsid="00238433" style:font-weight-asian="bold" style:font-weight-complex="bold"/>
    </style:style>
    <style:style style:name="T3" style:family="text">
      <style:text-properties fo:font-weight="bold" officeooo:rsid="0073fe0c" style:font-weight-asian="bold" style:font-weight-complex="bold"/>
    </style:style>
    <style:style style:name="T4" style:family="text">
      <style:text-properties fo:font-weight="bold" officeooo:rsid="00797c9a" style:font-weight-asian="bold" style:font-weight-complex="bold"/>
    </style:style>
    <style:style style:name="T5" style:family="text">
      <style:text-properties fo:font-weight="bold" officeooo:rsid="007a065a" style:font-weight-asian="bold" style:font-weight-complex="bold"/>
    </style:style>
    <style:style style:name="T6" style:family="text">
      <style:text-properties fo:font-weight="bold" officeooo:rsid="00872a7f" style:font-weight-asian="bold" style:font-weight-complex="bold"/>
    </style:style>
    <style:style style:name="T7" style:family="text">
      <style:text-properties officeooo:rsid="001bf0b8"/>
    </style:style>
    <style:style style:name="T8" style:family="text">
      <style:text-properties officeooo:rsid="0024ca1b"/>
    </style:style>
    <style:style style:name="T9" style:family="text">
      <style:text-properties officeooo:rsid="0028b153"/>
    </style:style>
    <style:style style:name="T10" style:family="text">
      <style:text-properties fo:font-weight="normal" style:font-weight-asian="normal" style:font-weight-complex="normal"/>
    </style:style>
    <style:style style:name="T11" style:family="text">
      <style:text-properties fo:font-weight="normal" officeooo:rsid="0048d3d8" style:font-weight-asian="normal" style:font-weight-complex="normal"/>
    </style:style>
    <style:style style:name="T12" style:family="text">
      <style:text-properties fo:font-weight="normal" officeooo:rsid="00496000" style:font-weight-asian="normal" style:font-weight-complex="normal"/>
    </style:style>
    <style:style style:name="T13" style:family="text">
      <style:text-properties fo:font-weight="normal" officeooo:rsid="006b4713" style:font-weight-asian="normal" style:font-weight-complex="normal"/>
    </style:style>
    <style:style style:name="T14" style:family="text">
      <style:text-properties fo:font-weight="normal" officeooo:rsid="00725d36" style:font-weight-asian="normal" style:font-weight-complex="normal"/>
    </style:style>
    <style:style style:name="T15" style:family="text">
      <style:text-properties fo:font-weight="normal" officeooo:rsid="00797c9a" style:font-weight-asian="normal" style:font-weight-complex="normal"/>
    </style:style>
    <style:style style:name="T16" style:family="text">
      <style:text-properties fo:font-weight="normal" officeooo:rsid="008233cf" style:font-weight-asian="normal" style:font-weight-complex="normal"/>
    </style:style>
    <style:style style:name="T17" style:family="text">
      <style:text-properties fo:font-weight="normal" officeooo:rsid="00838c51" style:font-weight-asian="normal" style:font-weight-complex="normal"/>
    </style:style>
    <style:style style:name="T18" style:family="text">
      <style:text-properties fo:font-weight="normal" officeooo:rsid="009e3f5d" style:font-weight-asian="normal" style:font-weight-complex="normal"/>
    </style:style>
    <style:style style:name="T19" style:family="text">
      <style:text-properties officeooo:rsid="00290031"/>
    </style:style>
    <style:style style:name="T20" style:family="text">
      <style:text-properties officeooo:rsid="002a86b2"/>
    </style:style>
    <style:style style:name="T21" style:family="text">
      <style:text-properties officeooo:rsid="002d3354"/>
    </style:style>
    <style:style style:name="T22" style:family="text">
      <style:text-properties officeooo:rsid="002eb4d3"/>
    </style:style>
    <style:style style:name="T23" style:family="text">
      <style:text-properties officeooo:rsid="002fc75f"/>
    </style:style>
    <style:style style:name="T24" style:family="text">
      <style:text-properties officeooo:rsid="0030de19"/>
    </style:style>
    <style:style style:name="T25" style:family="text">
      <style:text-properties officeooo:rsid="003180f6"/>
    </style:style>
    <style:style style:name="T26" style:family="text">
      <style:text-properties officeooo:rsid="0032e5d1"/>
    </style:style>
    <style:style style:name="T27" style:family="text">
      <style:text-properties officeooo:rsid="00334ae0"/>
    </style:style>
    <style:style style:name="T28" style:family="text">
      <style:text-properties officeooo:rsid="0034db5e"/>
    </style:style>
    <style:style style:name="T29" style:family="text">
      <style:text-properties officeooo:rsid="003614c5"/>
    </style:style>
    <style:style style:name="T30" style:family="text">
      <style:text-properties officeooo:rsid="0038b199"/>
    </style:style>
    <style:style style:name="T31" style:family="text">
      <style:text-properties officeooo:rsid="00399859"/>
    </style:style>
    <style:style style:name="T32" style:family="text">
      <style:text-properties officeooo:rsid="003a7034"/>
    </style:style>
    <style:style style:name="T33" style:family="text">
      <style:text-properties officeooo:rsid="003c46a9"/>
    </style:style>
    <style:style style:name="T34" style:family="text">
      <style:text-properties officeooo:rsid="003d4e4e"/>
    </style:style>
    <style:style style:name="T35" style:family="text">
      <style:text-properties officeooo:rsid="003e7559"/>
    </style:style>
    <style:style style:name="T36" style:family="text">
      <style:text-properties officeooo:rsid="0041740c"/>
    </style:style>
    <style:style style:name="T37" style:family="text">
      <style:text-properties officeooo:rsid="00437298"/>
    </style:style>
    <style:style style:name="T38" style:family="text">
      <style:text-properties officeooo:rsid="0045d50d"/>
    </style:style>
    <style:style style:name="T39" style:family="text">
      <style:text-properties officeooo:rsid="0046dd31"/>
    </style:style>
    <style:style style:name="T40" style:family="text">
      <style:text-properties officeooo:rsid="0048d3d8"/>
    </style:style>
    <style:style style:name="T41" style:family="text">
      <style:text-properties officeooo:rsid="0049f754"/>
    </style:style>
    <style:style style:name="T42" style:family="text">
      <style:text-properties officeooo:rsid="004cca86"/>
    </style:style>
    <style:style style:name="T43" style:family="text">
      <style:text-properties officeooo:rsid="004dd4fe"/>
    </style:style>
    <style:style style:name="T44" style:family="text">
      <style:text-properties officeooo:rsid="004f45e4"/>
    </style:style>
    <style:style style:name="T45" style:family="text">
      <style:text-properties officeooo:rsid="001a48ad"/>
    </style:style>
    <style:style style:name="T46" style:family="text">
      <style:text-properties officeooo:rsid="0050f996"/>
    </style:style>
    <style:style style:name="T47" style:family="text">
      <style:text-properties officeooo:rsid="00512877"/>
    </style:style>
    <style:style style:name="T48" style:family="text">
      <style:text-properties officeooo:rsid="0052eed3"/>
    </style:style>
    <style:style style:name="T49" style:family="text">
      <style:text-properties officeooo:rsid="005379d4"/>
    </style:style>
    <style:style style:name="T50" style:family="text">
      <style:text-properties officeooo:rsid="00552f81"/>
    </style:style>
    <style:style style:name="T51" style:family="text">
      <style:text-properties officeooo:rsid="005616f2"/>
    </style:style>
    <style:style style:name="T52" style:family="text">
      <style:text-properties officeooo:rsid="0057c74f"/>
    </style:style>
    <style:style style:name="T53" style:family="text">
      <style:text-properties officeooo:rsid="005a34e5"/>
    </style:style>
    <style:style style:name="T54" style:family="text">
      <style:text-properties officeooo:rsid="005aabc7"/>
    </style:style>
    <style:style style:name="T55" style:family="text">
      <style:text-properties officeooo:rsid="005d4701"/>
    </style:style>
    <style:style style:name="T56" style:family="text">
      <style:text-properties officeooo:rsid="005ee470"/>
    </style:style>
    <style:style style:name="T57" style:family="text">
      <style:text-properties officeooo:rsid="00658e84"/>
    </style:style>
    <style:style style:name="T58" style:family="text">
      <style:text-properties officeooo:rsid="00664652"/>
    </style:style>
    <style:style style:name="T59" style:family="text">
      <style:text-properties officeooo:rsid="006816ff"/>
    </style:style>
    <style:style style:name="T60" style:family="text">
      <style:text-properties officeooo:rsid="006b4713"/>
    </style:style>
    <style:style style:name="T61" style:family="text">
      <style:text-properties officeooo:rsid="006c4f28"/>
    </style:style>
    <style:style style:name="T62" style:family="text">
      <style:text-properties officeooo:rsid="006d0190"/>
    </style:style>
    <style:style style:name="T63" style:family="text">
      <style:text-properties officeooo:rsid="006df239"/>
    </style:style>
    <style:style style:name="T64" style:family="text">
      <style:text-properties officeooo:rsid="006f24d0"/>
    </style:style>
    <style:style style:name="T65" style:family="text">
      <style:text-properties officeooo:rsid="006f9f37"/>
    </style:style>
    <style:style style:name="T66" style:family="text">
      <style:text-properties officeooo:rsid="00711b95"/>
    </style:style>
    <style:style style:name="T67" style:family="text">
      <style:text-properties officeooo:rsid="00725d36"/>
    </style:style>
    <style:style style:name="T68" style:family="text">
      <style:text-properties officeooo:rsid="007288ea"/>
    </style:style>
    <style:style style:name="T69" style:family="text">
      <style:text-properties officeooo:rsid="0073fe0c"/>
    </style:style>
    <style:style style:name="T70" style:family="text">
      <style:text-properties officeooo:rsid="00762a4a"/>
    </style:style>
    <style:style style:name="T71" style:family="text">
      <style:text-properties officeooo:rsid="0076efbb"/>
    </style:style>
    <style:style style:name="T72" style:family="text">
      <style:text-properties officeooo:rsid="00776e32"/>
    </style:style>
    <style:style style:name="T73" style:family="text">
      <style:text-properties officeooo:rsid="0078cf92"/>
    </style:style>
    <style:style style:name="T74" style:family="text">
      <style:text-properties officeooo:rsid="00797c9a"/>
    </style:style>
    <style:style style:name="T75" style:family="text">
      <style:text-properties officeooo:rsid="0079bdcf"/>
    </style:style>
    <style:style style:name="T76" style:family="text">
      <style:text-properties officeooo:rsid="007a5924"/>
    </style:style>
    <style:style style:name="T77" style:family="text">
      <style:text-properties officeooo:rsid="007ab22a"/>
    </style:style>
    <style:style style:name="T78" style:family="text">
      <style:text-properties officeooo:rsid="007be520"/>
    </style:style>
    <style:style style:name="T79" style:family="text">
      <style:text-properties officeooo:rsid="007d2b31"/>
    </style:style>
    <style:style style:name="T80" style:family="text">
      <style:text-properties officeooo:rsid="007e3f94"/>
    </style:style>
    <style:style style:name="T81" style:family="text">
      <style:text-properties officeooo:rsid="007fd0a6"/>
    </style:style>
    <style:style style:name="T82" style:family="text">
      <style:text-properties officeooo:rsid="00838c51"/>
    </style:style>
    <style:style style:name="T83" style:family="text">
      <style:text-properties officeooo:rsid="00856110"/>
    </style:style>
    <style:style style:name="T84" style:family="text">
      <style:text-properties officeooo:rsid="0087a4d7"/>
    </style:style>
    <style:style style:name="T85" style:family="text">
      <style:text-properties officeooo:rsid="0089cd67"/>
    </style:style>
    <style:style style:name="T86" style:family="text">
      <style:text-properties officeooo:rsid="008a683f"/>
    </style:style>
    <style:style style:name="T87" style:family="text">
      <style:text-properties officeooo:rsid="008b8ede"/>
    </style:style>
    <style:style style:name="T88" style:family="text">
      <style:text-properties officeooo:rsid="008e62b9"/>
    </style:style>
    <style:style style:name="T89" style:family="text">
      <style:text-properties officeooo:rsid="00906017"/>
    </style:style>
    <style:style style:name="T90" style:family="text">
      <style:text-properties officeooo:rsid="009099a4"/>
    </style:style>
    <style:style style:name="T91" style:family="text">
      <style:text-properties officeooo:rsid="009241e1"/>
    </style:style>
    <style:style style:name="T92" style:family="text">
      <style:text-properties officeooo:rsid="00924cb6"/>
    </style:style>
    <style:style style:name="T93" style:family="text">
      <style:text-properties officeooo:rsid="009361e2"/>
    </style:style>
    <style:style style:name="T94" style:family="text">
      <style:text-properties officeooo:rsid="009b08d1"/>
    </style:style>
    <style:style style:name="T95" style:family="text">
      <style:text-properties officeooo:rsid="009cb691"/>
    </style:style>
    <style:style style:name="T96" style:family="text">
      <style:text-properties officeooo:rsid="009d7863"/>
    </style:style>
    <style:style style:name="T97" style:family="text">
      <style:text-properties officeooo:rsid="009f6279"/>
    </style:style>
    <style:style style:name="T98" style:family="text">
      <style:text-properties officeooo:rsid="00a32d13"/>
    </style:style>
    <style:style style:name="T99" style:family="text">
      <style:text-properties officeooo:rsid="00a57448"/>
    </style:style>
    <style:style style:name="T100" style:family="text">
      <style:text-properties officeooo:rsid="00750853"/>
    </style:style>
    <style:style style:name="T101" style:family="text">
      <style:text-properties officeooo:rsid="00a6dd71"/>
    </style:style>
    <style:style style:name="T102" style:family="text">
      <style:text-properties officeooo:rsid="00a7de39"/>
    </style:style>
    <style:style style:name="T103" style:family="text">
      <style:text-properties officeooo:rsid="00aac351"/>
    </style:style>
    <style:style style:name="T104" style:family="text">
      <style:text-properties officeooo:rsid="00ac04da"/>
    </style:style>
    <style:style style:name="T105" style:family="text">
      <style:text-properties officeooo:rsid="00adf48d"/>
    </style:style>
    <style:style style:name="T106" style:family="text">
      <style:text-properties officeooo:rsid="00aec39b"/>
    </style:style>
    <style:style style:name="T107" style:family="text">
      <style:text-properties officeooo:rsid="00af3a6e"/>
    </style:style>
    <style:style style:name="T108" style:family="text">
      <style:text-properties officeooo:rsid="00b0cbd4"/>
    </style:style>
    <style:style style:name="T109" style:family="text">
      <style:text-properties officeooo:rsid="00b4494e"/>
    </style:style>
    <style:style style:name="T110" style:family="text">
      <style:text-properties officeooo:rsid="00b7118b"/>
    </style:style>
    <style:style style:name="T111" style:family="text">
      <style:text-properties officeooo:rsid="009e3f5d"/>
    </style:style>
    <style:style style:name="T112" style:family="text">
      <style:text-properties officeooo:rsid="00b83c05"/>
    </style:style>
    <style:style style:name="T113" style:family="text">
      <style:text-properties officeooo:rsid="00ba24f7"/>
    </style:style>
    <style:style style:name="T114" style:family="text">
      <style:text-properties officeooo:rsid="00bf64ec"/>
    </style:style>
    <style:style style:name="T115" style:family="text">
      <style:text-properties officeooo:rsid="00c141e5"/>
    </style:style>
    <style:style style:name="T116" style:family="text">
      <style:text-properties officeooo:rsid="00c2e36a"/>
    </style:style>
    <style:style style:name="T117" style:family="text">
      <style:text-properties style:font-name="Ubuntu Mono" fo:font-size="10pt" fo:font-weight="bold" officeooo:rsid="005feaea" style:font-size-asian="10pt" style:font-weight-asian="bold" style:font-size-complex="10pt" style:font-weight-complex="bold"/>
    </style:style>
    <style:style style:name="T118" style:family="text">
      <style:text-properties style:font-name="Ubuntu Mono" fo:font-size="10pt" fo:font-weight="bold" officeooo:rsid="00658e84" style:font-size-asian="10pt" style:font-weight-asian="bold" style:font-size-complex="10pt" style:font-weight-complex="bold"/>
    </style:style>
    <style:style style:name="T119" style:family="text">
      <style:text-properties style:font-name="Ubuntu Mono" fo:font-size="10pt" fo:font-weight="bold" officeooo:rsid="00c42394" style:font-size-asian="10pt" style:font-weight-asian="bold" style:font-size-complex="10pt" style:font-weight-complex="bold"/>
    </style:style>
    <style:style style:name="T120" style:family="text">
      <style:text-properties officeooo:rsid="00c71e3d"/>
    </style:style>
    <style:style style:name="T121" style:family="text">
      <style:text-properties officeooo:rsid="00c9f308"/>
    </style:style>
    <style:style style:name="T122" style:family="text">
      <style:text-properties officeooo:rsid="00cb0697"/>
    </style:style>
    <style:style style:name="T123" style:family="text">
      <style:text-properties officeooo:rsid="00cc66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You begin as a novice at Zhong Temple and in the presence of <text:span text:style-name="T47">Abbot</text:span> <text:span text:style-name="T36">Sheng</text:span>. He quickly provides aspiring heroes with challenges of increasing difficulty. Once <text:span text:style-name="T47">Abbot</text:span> <text:span text:style-name="T36">Sheng</text:span> is confident that you<text:span text:style-name="T27">'</text:span>re prepared to survive life outside the <text:span text:style-name="T19">temple</text:span>, you'll venture forth to forge your own path through a perilous world.</text:p>
      <text:p text:style-name="P142">------------------------------------------------------------------------------------------------------------</text:p>
      <text:p text:style-name="P129">ZHONG TEMPLE QUESTS</text:p>
      <text:p text:style-name="P141">------------------------------------------------------------------------------------------------------------</text:p>
      <text:p text:style-name="P94">QUEST <text:span text:style-name="T28">0</text:span></text:p>
      <text:p text:style-name="P3"/>
      <text:p text:style-name="P114">START NPC:</text:p>
      <text:p text:style-name="P25"><text:span text:style-name="T47">Abbot</text:span> <text:span text:style-name="T36">Sheng</text:span></text:p>
      <text:p text:style-name="P3"/>
      <text:p text:style-name="P114">END NPC:</text:p>
      <text:p text:style-name="P27"><text:span text:style-name="T47">Abbot</text:span> <text:span text:style-name="T36">Sheng</text:span></text:p>
      <text:p text:style-name="P3"/>
      <text:p text:style-name="P3"><text:span text:style-name="T1">NAME:</text:span> </text:p>
      <text:p text:style-name="P32">Meeting <text:span text:style-name="T47">Abbot Sheng</text:span></text:p>
      <text:p text:style-name="P3"/>
      <text:p text:style-name="P3"><text:span text:style-name="T1">OBJECTIVES:</text:span> </text:p>
      <text:p text:style-name="P27"><text:span text:style-name="T29">Greet</text:span> <text:span text:style-name="T47">Abbot</text:span> <text:span text:style-name="T36">Sheng</text:span>.</text:p>
      <text:p text:style-name="P3"><text:s/></text:p>
      <text:p text:style-name="P94">DESCRIPTION: </text:p>
      <text:p text:style-name="P27"><text:span text:style-name="T29">Greet</text:span> <text:span text:style-name="T47">Abbot</text:span> <text:span text:style-name="T36">Sheng</text:span>.</text:p>
      <text:p text:style-name="P3"/>
      <text:p text:style-name="P94">PROGRESS: </text:p>
      <text:p text:style-name="P29">None.</text:p>
      <text:p text:style-name="P3"/>
      <text:p text:style-name="P94">COMPLETION: </text:p>
      <text:p text:style-name="P72">Greetings, &lt;name&gt;! </text:p>
      <text:p text:style-name="P24"/>
      <text:p text:style-name="P24"><text:span text:style-name="T26">T</text:span>oday your fate <text:span text:style-name="T20">shall</text:span> be decided. </text:p>
      <text:p text:style-name="P22"/>
      <text:p text:style-name="P23">Do you <text:span text:style-name="T24">possess</text:span> the necessary strength and cunning <text:span text:style-name="T9">to become a Warrior Monk </text:span>or are you destined to a life working the fields? <text:span text:style-name="T24">Will</text:span> you <text:span text:style-name="T24">acquire</text:span> the required awareness and wisdom <text:span text:style-name="T9">to become a genuine Master </text:span>or are you destined <text:span text:style-name="T9">to </text:span>a life of tending the shrines? <text:span text:style-name="T24">Can</text:span> you <text:span text:style-name="T24">attain</text:span> the requisite focus of will <text:span text:style-name="T9">to become a Grand Master </text:span>or are you destined to <text:span text:style-name="T25">the</text:span> life of <text:span text:style-name="T23">a s</text:span>crib<text:span text:style-name="T23">e</text:span> in <text:span text:style-name="T24">some</text:span> dusty librar<text:span text:style-name="T23">y</text:span>? </text:p>
      <text:p text:style-name="P23"/>
      <text:p text:style-name="P23">Each has its place, but I sense that you aspire to greatness. <text:span text:style-name="T40">Toward that end, shall we</text:span><text:span text:style-name="T10"> </text:span><text:span text:style-name="T11">commence with </text:span><text:span text:style-name="T12">your </text:span><text:span text:style-name="T10">training, my newest disciple?</text:span></text:p>
      <text:p text:style-name="P138">------------------------------------------------------------------------------------------------------------</text:p>
      <text:p text:style-name="P95">QUEST <text:span text:style-name="T29">1</text:span></text:p>
      <text:p text:style-name="P4"/>
      <text:p text:style-name="P115">START NPC:</text:p>
      <text:p text:style-name="P28"><text:span text:style-name="T47">Abbot</text:span> <text:span text:style-name="T36">Sheng</text:span></text:p>
      <text:p text:style-name="P4"/>
      <text:p text:style-name="P115">END NPC:</text:p>
      <text:p text:style-name="P28"><text:span text:style-name="T47">Abbot</text:span> <text:span text:style-name="T36">Sheng</text:span></text:p>
      <text:p text:style-name="P4"/>
      <text:p text:style-name="P4"><text:span text:style-name="T1">NAME:</text:span> </text:p>
      <text:p text:style-name="P35">Assessing Your Skill</text:p>
      <text:p text:style-name="P4"/>
      <text:p text:style-name="P4"><text:span text:style-name="T1">OBJECTIVES:</text:span> </text:p>
      <text:p text:style-name="P30">Destroy <text:span text:style-name="T31">5</text:span> Mu Ren Zhuang.</text:p>
      <text:p text:style-name="P4"><text:s/></text:p>
      <text:p text:style-name="P95">DESCRIPTION: </text:p>
      <text:p text:style-name="P30">I wish to observe your martial skill. This will aid me in determining what degree of training is best suited to your talents. We have many Mu Ren Zhuang (wooden man posts) in the training grounds to the south. Practice your attacks upon them and return to me once you're finished.</text:p>
      <text:p text:style-name="P4"/>
      <text:p text:style-name="P95">PROGRESS: </text:p>
      <text:p text:style-name="P30">Mu Ren Zhuang are in the training grounds to the south. Return to me once you're finished.</text:p>
      <text:p text:style-name="P4"/>
      <text:p text:style-name="P95">COMPLETION: </text:p>
      <text:p text:style-name="P158">Not bad, &lt;name&gt;. Indeed, you may have chosen the proper path. <text:span text:style-name="T44">Shall we</text:span> continue <text:span text:style-name="T46">training</text:span>?</text:p>
      <text:p text:style-name="P139">------------------------------------------------------------------------------------------------------------</text:p>
      <text:p text:style-name="P96">QUEST <text:span text:style-name="T30">2</text:span></text:p>
      <text:p text:style-name="P93"/>
      <text:p text:style-name="P116">START NPC:</text:p>
      <text:p text:style-name="P26"><text:span text:style-name="T47">Abbot</text:span> <text:span text:style-name="T39">Sheng</text:span></text:p>
      <text:p text:style-name="P5"/>
      <text:p text:style-name="P116">END NPC:</text:p>
      <text:p text:style-name="P26">Master <text:span text:style-name="T32">Fang Yu</text:span></text:p>
      <text:p text:style-name="P5"/>
      <text:p text:style-name="P5"><text:soft-page-break/><text:span text:style-name="T1">NAME:</text:span> </text:p>
      <text:p text:style-name="P31"><text:span text:style-name="T41">Meeting</text:span> <text:span text:style-name="T8">Master Fang Yu</text:span></text:p>
      <text:p text:style-name="P5"/>
      <text:p text:style-name="P5"><text:span text:style-name="T1">OBJECTIVES:</text:span> </text:p>
      <text:p text:style-name="P34"><text:span text:style-name="T41">Learn from</text:span> Master Fang Yu.</text:p>
      <text:p text:style-name="P5"><text:s/></text:p>
      <text:p text:style-name="P97">DESCRIPTION: </text:p>
      <text:p text:style-name="P32"><text:span text:style-name="T36">I</text:span>n the training grounds to the <text:span text:style-name="T31">west, you will find Master Fang Yu. Speak with him and learn whatever he may wish to teach.</text:span></text:p>
      <text:p text:style-name="P5"/>
      <text:p text:style-name="P97">PROGRESS: </text:p>
      <text:p text:style-name="P31"><text:span text:style-name="T31">Master Fang Yu</text:span> <text:span text:style-name="T31">is located </text:span>in the training grounds to the <text:span text:style-name="T31">west</text:span>.</text:p>
      <text:p text:style-name="P5"/>
      <text:p text:style-name="P97">COMPLETION: </text:p>
      <text:p text:style-name="P183">Greetings, disciple!</text:p>
      <text:p text:style-name="P157"/>
      <text:p text:style-name="P160">It is often stated that Gong Fu is for defense only. This wisdom is more than mere philos<text:span text:style-name="T120">o</text:span>phical musing. It expresses a profound insight pertaining to the nature of strategic advantage.</text:p>
      <text:p text:style-name="P160"/>
      <text:p text:style-name="P160">As children, my younger brother and I would often play chess. He was a gifted strategist and would always win each match. Then I employed strat<text:span text:style-name="T121">e</text:span>gical defensive Gong Fu philos<text:span text:style-name="T121">o</text:span>phy to our games. </text:p>
      <text:p text:style-name="P160"/>
      <text:p text:style-name="P160">According to this philosophy, it is far more diff<text:span text:style-name="T121">i</text:span>cult to successfully overcome an opponent with force t<text:span text:style-name="T120">h</text:span>an to merely defend again<text:span text:style-name="T35">s</text:span>t an attack. <text:span text:style-name="T35">As a nat</text:span><text:span text:style-name="T121">u</text:span><text:span text:style-name="T35">ral consequence of</text:span> focus<text:span text:style-name="T35">ing</text:span> my attention on not loosing the the match, rather than on winning the match, I was <text:span text:style-name="T35">often </text:span>able to checkmate my younger brother and win the game. <text:span text:style-name="T33">This was an invaluable lesson!</text:span></text:p>
      <text:p text:style-name="P160"/>
      <text:p text:style-name="P162">Gong Fu <text:span text:style-name="T37">features</text:span> many defensive skills. Learning to evade, block, parry, trap, and counter-attack will become <text:span text:style-name="T38">an </text:span>autonomic reflex. In time and with much practice, mastery of these skills will naturally increase.</text:p>
      <text:p text:style-name="P161"/>
      <text:p text:style-name="P163"><text:span text:style-name="T34">In the future, i</text:span>t will serve you well to remember th<text:span text:style-name="T34">ese</text:span> <text:span text:style-name="T34">precious </text:span>lesson<text:span text:style-name="T34">s!</text:span> <text:span text:style-name="T37">In the meantime, visit Master Wu Xing. I'm certain he'll wish to speak with you.</text:span></text:p>
      <text:p text:style-name="P156"/>
      <text:p text:style-name="P199"/>
      <text:p text:style-name="P112">QUEST <text:span text:style-name="T113">3</text:span></text:p>
      <text:p text:style-name="P112"/>
      <text:p text:style-name="P128">START NPC:</text:p>
      <text:p text:style-name="P165">Master <text:span text:style-name="T32">Fang Yu</text:span></text:p>
      <text:p text:style-name="P21"/>
      <text:p text:style-name="P128">END NPC:</text:p>
      <text:p text:style-name="P200">Master Wu Xing</text:p>
      <text:p text:style-name="P136"/>
      <text:p text:style-name="P20"><text:span text:style-name="T1">NAME:</text:span> </text:p>
      <text:p text:style-name="P33"><text:span text:style-name="T41">Meeting</text:span> <text:span text:style-name="T18">Master Wu Xing</text:span></text:p>
      <text:p text:style-name="P20"/>
      <text:p text:style-name="P20"><text:span text:style-name="T1">OBJECTIVES:</text:span> </text:p>
      <text:p text:style-name="P201"><text:span text:style-name="T41">Learn from</text:span> <text:span text:style-name="T111">Master Wu Xing</text:span>.</text:p>
      <text:p text:style-name="P201"/>
      <text:p text:style-name="P111">DESCRIPTION: </text:p>
      <text:p text:style-name="P33"><text:span text:style-name="T36">I</text:span>n the training grounds to the <text:span text:style-name="T112">xxx, you will find </text:span><text:span text:style-name="T18">Master Wu Xing</text:span><text:span text:style-name="T112">. Speak with him and learn whatever he may wish to teach.</text:span></text:p>
      <text:p text:style-name="P20"/>
      <text:p text:style-name="P111">PROGRESS: </text:p>
      <text:p text:style-name="P159"><text:span text:style-name="T111">Master Wu Xing</text:span> <text:span text:style-name="T31">is located </text:span>in the training grounds to the <text:span text:style-name="T112">xxx</text:span>.</text:p>
      <text:p text:style-name="P174"/>
      <text:p text:style-name="P111">COMPLETION: </text:p>
      <text:p text:style-name="P184">Greetings, disciple!</text:p>
      <text:p text:style-name="P184"/>
      <text:p text:style-name="P189">I am charged with giving whatever instruction I can, but my insights deal more with the philosop<text:span text:style-name="T121">h</text:span>y of combat than with <text:span text:style-name="T113">physical combat </text:span>skills. </text:p>
      <text:p text:style-name="P189"/>
      <text:p text:style-name="P189">Abbot Sheng is very strict about what is taught here, because martial skill is a pathway to great power and that presents certain risks. </text:p>
      <text:p text:style-name="P189"/>
      <text:p text:style-name="P189">It is not just good <text:span text:style-name="T96">versus</text:span> evil, few things in life are that simple. The common way to say it is, 'Do you follow the way of Tushui or Huojin?' </text:p>
      <text:p text:style-name="P189"/>
      <text:p text:style-name="P192">Tushui and Huojin are divergent philosophical views of morality, ethics, and chivalry. Each provides the framework for a specific code of conduct. Both paths follow the Dao or Way. Both seek discipline, peace, harmony, and unification with the natural order of the universe, but each in a very different manner. Both paths are not without hidden dangers, despite the best of intentions. </text:p>
      <text:p text:style-name="P192"><text:soft-page-break/></text:p>
      <text:p text:style-name="P192">Each is a path of resisting tyranny. Of course, the source of that tyranny varies. It<text:span text:style-name="T96">'</text:span>s just as dangerous originating from without as from within. </text:p>
      <text:p text:style-name="P192"/>
      <text:p text:style-name="P192">Tyranny from external sources is easy to identify and correct. Defending those who can not defend themselves is a reasonable example. But when your ability is much greater than those around you, there is great temptation to set things right by might alone. That is tyranny from within. </text:p>
      <text:p text:style-name="P192"/>
      <text:p text:style-name="P192">While conflict may not always be avoidable, that fact may become a convenient excuse to <text:span text:style-name="T94">initiate</text:span> violent action. Eventually, you may discover that direct violence is <text:span text:style-name="T94">far t</text:span>oo inefficient, even for someone of your strength and skill. It is a small step from there to enforcing your will to prevent an injustice from taking place. Suddenly, you are the oppressor when you only intended to make things right.</text:p>
      <text:p text:style-name="P189"/>
      <text:p text:style-name="P135">THE WAY OF TUSHUI </text:p>
      <text:p text:style-name="P196">Tushui (土水 Meaning: 'earth and water') </text:p>
      <text:p text:style-name="P196"/>
      <text:p text:style-name="P196">"<text:span text:style-name="T97">Justice</text:span> is not a war that is won. It is a constant battle." </text:p>
      <text:p text:style-name="P196"/>
      <text:p text:style-name="P196">The way of the Tushui is one of a principled life. Followers of this discipline believe there is a moral certainty to the world. The correct path of right and wrong is absolute. These values are immutable and must be preserved no matter what the cost. Even if it means self sacrifice or painful loss in the pursuit of a higher ideal. </text:p>
      <text:p text:style-name="P196"><text:s/></text:p>
      <text:p text:style-name="P196">The Way of Tushui is considered the key to maintaining harmony with nature, one's own surroundings, and one's place within the Celestial Order. To remain in symbiosis with nature, a Tushui Master is expected to actively assist in preventing chaos, elimiating tyranny, and lessening the burdens of others. </text:p>
      <text:p text:style-name="P196"/>
      <text:p text:style-name="P196">Tushui are quick to act, but hesitant to fight. They believe that moral action produces moral results. They believe that kindness is kindness and cruelty is cruelty. </text:p>
      <text:p text:style-name="P196"/>
      <text:p text:style-name="P196">The way of Tushui can be a dangerous and misunderstood path. It is often used by secretly selfish individuals who wish to be percieved as altruistic. It is not as simple as doing the right thing for the right reason nor as mindless as always assisting those in need. It is a mindset born of impatience, attachment, and intervention. </text:p>
      <text:p text:style-name="P196"/>
      <text:p text:style-name="P196">An evil man might ignore a plea for help, because he does not care. However, that reveals a disconnect with the Dao. That is not following the Way. </text:p>
      <text:p text:style-name="P196"/>
      <text:p text:style-name="P196">Tushui would never ignore that plea. He would rush to action. Tushui believe that no person should suffer, regardless of circumstance. </text:p>
      <text:p text:style-name="P196"/>
      <text:p text:style-name="P196">Tushui, in his exhuberance, might provide assistance to a person who neither desires nor deserves it. In his rush to action and despite the best of intention, he may cause more harm than good. Regardless, forethought rarely preceeds his action. </text:p>
      <text:p text:style-name="P196"/>
      <text:p text:style-name="P196">He is a compassionate protector, but he may discover that virtuous action is not always correct. It is a dangerous path, because one's intent may produce unintended results. Therefore, one's actions can easliy cause harm.</text:p>
      <text:p text:style-name="P189"/>
      <text:p text:style-name="P134">THE WAY OF HUOJIN </text:p>
      <text:p text:style-name="P193">Huojin (火金 Meaning: 'fire and metal') </text:p>
      <text:p text:style-name="P193"/>
      <text:p text:style-name="P193">'In the pursuit of <text:span text:style-name="T97">justice</text:span>, always challenge. Always question.' </text:p>
      <text:p text:style-name="P193"/>
      <text:p text:style-name="P193">The way of Huojin is one of a principled life. Followers of this discipline believe there is a moral relativity to the world. The correct path of right and wrong is not absolute, but changes with circumstance. One must remain flexible in his thinking, always evaluating the greate<text:span text:style-name="T115">st</text:span> good. </text:p>
      <text:p text:style-name="P193"/>
      <text:p text:style-name="P194">The Way of Huojin is considered the key to maintaining harmony with nature, one's own surroundings, and one's place within the Celestial Order. To remain in symbiosis with nature, a Huojin Master is expected to ref<text:span text:style-name="T122">r</text:span>ain from taking any action that would interfere with the natural order of things. </text:p>
      <text:p text:style-name="P194"/>
      <text:p text:style-name="P195">Huojin are hesitant to act, but quick to fight for a just cause. They believe the result of action determines moral correctness. They believe that <text:span text:style-name="T116">frequently what</text:span>'<text:span text:style-name="T116">s perce</text:span><text:span text:style-name="T122">i</text:span><text:span text:style-name="T116">ved as </text:span>kindness is <text:span text:style-name="T116">actually </text:span>cruelty and <text:span text:style-name="T116">what</text:span>'<text:span text:style-name="T116">s perce</text:span><text:span text:style-name="T122">i</text:span><text:span text:style-name="T116">ved as </text:span>cruelty is <text:span text:style-name="T116">actually </text:span>kindness. </text:p>
      <text:p text:style-name="P193"/>
      <text:p text:style-name="P193">The way of Huojin can be a dangerous and misunderstood path. It is often used by those who wish to justify a thuggish nature. It is not as simple as crushing your enemies nor as mindless as terrorizing the weak. It is a mindset born of patience, detachment, and non-interference. </text:p>
      <text:p text:style-name="P193"/>
      <text:p text:style-name="P193">An evil man might ignore a plea for help, because he does not care. However, that reveals a disconnect with <text:soft-page-break/>the Dao. That is not following the Way. </text:p>
      <text:p text:style-name="P193"/>
      <text:p text:style-name="P193">Huojin might also ignore that plea. He may do so because each person should <text:span text:style-name="T95">accept</text:span> personal responsibility <text:span text:style-name="T95">for their own actions</text:span>. Huojin believe that every person should succeed or fail according to merit of one's own strength or intelligence. </text:p>
      <text:p text:style-name="P193"/>
      <text:p text:style-name="P193">Huojin might provide assistance, if the odds are unreasonable. He might provide assistance to incur favor. Regardless, there is always <text:span text:style-name="T116">fore</text:span>thought in his action or inaction. </text:p>
      <text:p text:style-name="P193"/>
      <text:p text:style-name="P193">He is not a mindless killer, but he may allow virtue to decide what course is correct. It is a misunderstood path, because one's behavior does not reveal intent. Therefore, one's actions can be easi<text:span text:style-name="T123">l</text:span>y misinterpreted.</text:p>
      <text:p text:style-name="P191"/>
      <text:p text:style-name="P144">------------------------------------------------------------------------------------------------------------</text:p>
      <text:p text:style-name="P202"><text:span text:style-name="T117">XIA DYNASTY 2070 BC – 1600 BC C</text:span><text:span text:style-name="T118">APITAL YANGCHENG </text:span><text:span text:style-name="T119">&amp; ZHENXUN</text:span></text:p>
      <text:p text:style-name="P144">------------------------------------------------------------------------------------------------------------</text:p>
      <text:p text:style-name="P167">Gun's attempt to stop the flood </text:p>
      <text:p text:style-name="P167"><text:span text:style-name="T59">Engineer </text:span>Gun<text:span text:style-name="T58"> </text:span>(simplified Chinese: 鲧), the father of Yu the Great, is the earliest recorded member of the Xia clan. When the Yellow River flooded, many tribes united together to control and stop the flooding. Gun was appointed to the task of controlling the Great Flood by Emperor Yao on the advice of the Four Mountains. He ordered the construction dykes to try to stop the flooding but the dykes collapsed, killing many people. The attempt of Gun to stop the flooding lasted for nine years. By that time, Yao had already given his throne to Shun. Gun was ordered to be imprisoned for life by Shun at Yushan (Chinese: 羽山), a mountain located between modern Donghai County in Jiangsu Province and Linshu County in Shandong Province. </text:p>
      <text:p text:style-name="P167"/>
      <text:p text:style-name="P167">Four Mountains (traditional Chinese: 四嶽; simplified Chinese: 四岳; pinyin: Sìyuè) variously interpreted from Chinese mythology or the most ancient level of Chinese history as being a person or four persons or four gods, depending upon the specific source. </text:p>
      <text:p text:style-name="P167"/>
      <text:p text:style-name="P168">Yu the Great<text:span text:style-name="T59">'</text:span>s attempt to stop the floods </text:p>
      <text:p text:style-name="P167">Yu was highly trusted by Shun, so Shun appointed him to finish his father's work, which was to stop the flooding. Yu's method was different from his father's: he organized people from different tribes and ordered them to help him build canals in all the major rivers that were flooding and lead the water out to the sea. Yu was dedicated to his work. People praised his perseverance and were inspired, so much so that other tribes joined in the work. Legend says that in the 13 years it took him to successfully complete the work to stop the floods, he never went back to his home village to stop and rest, even though he passed by his house three times.</text:p>
      <text:p text:style-name="P167"/>
      <text:p text:style-name="P169">Various myths specify that Yu did not do such a great job of channeling the Yellow River into the sea, dredging the wrong way. Hebo, god of the Yellow River, provided Yu with the Yellow River Map and instructions that he should open a channel to the east, to allow proper drainage. </text:p>
      <text:p text:style-name="P169"/>
      <text:p text:style-name="P169">Hebo (河 He: River 伯 Bo: paternal elder uncle) has been regarded as benevolent, but also greedy, unpredictable, and dangerously destructive.</text:p>
      <text:p text:style-name="P170">------------------------------------------------------------------------------------------------------------ </text:p>
      <text:p text:style-name="P131">SHANG DYNASTY 1600 BC – 1046 BC <text:span text:style-name="T57">CAPITAL ANYANG</text:span></text:p>
      <text:p text:style-name="P170">------------------------------------------------------------------------------------------------------------ </text:p>
      <text:p text:style-name="P170"/>
      <text:p text:style-name="P170">------------------------------------------------------------------------------------------------------------ </text:p>
      <text:p text:style-name="P131">ZHOU DYNASTY 1046 BC – 256 BC <text:span text:style-name="T57">CAPITAL FENGHAO</text:span></text:p>
      <text:p text:style-name="P170">------------------------------------------------------------------------------------------------------------</text:p>
      <text:p text:style-name="P170"/>
      <text:p text:style-name="P170">------------------------------------------------------------------------------------------------------------ </text:p>
      <text:p text:style-name="P131">QIN DYNASTY 221 BC – 206 BC C<text:span text:style-name="T57">APITAL XIAN</text:span></text:p>
      <text:p text:style-name="P170">------------------------------------------------------------------------------------------------------------</text:p>
      <text:p text:style-name="P170"/>
      <text:p text:style-name="P171"/>
      <text:p text:style-name="P171">------------------------------------------------------------------------------------------------------------ </text:p>
      <text:p text:style-name="P137">HAN DYNASTY 206 BC – 220 AD <text:span text:style-name="T57">CAPITAL LUOYANG</text:span></text:p>
      <text:p text:style-name="P171">------------------------------------------------------------------------------------------------------------</text:p>
      <text:p text:style-name="P170"/>
      <text:p text:style-name="P170"/>
      <text:p text:style-name="P170"/>
      <text:p text:style-name="P140">------------------------------------------------------------------------------------------------------------</text:p>
      <text:p text:style-name="P129">XIAN <text:span text:style-name="T60">MILITAY RANK </text:span>QUEST <text:span text:style-name="T76">CHAIN</text:span> <text:span text:style-name="T56">CAPITAL CITY OF QIN DYNASTY QIN TOMBS</text:span></text:p>
      <text:p text:style-name="P141">------------------------------------------------------------------------------------------------------------</text:p>
      <text:p text:style-name="P132">Concept:</text:p>
      <text:p text:style-name="P180">A series of related quests that offer increasing military rank achi<text:span text:style-name="T123">e</text:span>vements. Since this quest chain centers around military rank, it is logical they would revol<text:span text:style-name="T123">v</text:span>e around <text:span text:style-name="T77">combat centric</text:span> quests.</text:p>
      <text:p text:style-name="P175"/>
      <text:p text:style-name="P132">Historical Inspiration:</text:p>
      <text:p text:style-name="P175"><text:soft-page-break/><text:span text:style-name="T1">The Mongol Invasion</text:span> was a major military effort by the Mongol <text:span text:style-name="T62">Empire</text:span> to invade <text:span text:style-name="T62">Zhong Guo</text:span>. It spanned six decades. <text:span text:style-name="T62">This military campaign resulted in destruction of the Western Xia Empire, Jin Empire, Song Empire, and Dali Kingdom.</text:span> </text:p>
      <text:p text:style-name="P175"/>
      <text:p text:style-name="P175">In 1205, Genghis Khan <text:span text:style-name="T62">initiated this</text:span> conquest with small-scale raids into <text:span text:style-name="T61">the </text:span>Western Xia <text:span text:style-name="T61">Empire</text:span>. By 1279, Kublai Khan had crushed the last Song resistance <text:span text:style-name="T62">and </text:span>established the Yuan <text:span text:style-name="T62">D</text:span>ynasty. <text:span text:style-name="T62">For the </text:span>first time in history, the whole of <text:span text:style-name="T62">Zhong Guo</text:span> was conquered and subsequently ruled by a foreign ruler.</text:p>
      <text:p text:style-name="P175"/>
      <text:p text:style-name="P133">Military Ranks:</text:p>
      <text:p text:style-name="P182">1 Commander General: A commander was the military officer who headed entire military hierarchy and possessed supreme authority of command in the military. This was the top most rank in the ancient Chinese military hierarchy. </text:p>
      <text:p text:style-name="P182"/>
      <text:p text:style-name="P182">2 Deputy Commander General: This rank was assigned to the military officer who followed commander. The second in command was responsible for taking complete charge in the absence of commander and to assist commander in various operations. </text:p>
      <text:p text:style-name="P182"/>
      <text:p text:style-name="P182">3 General or Jiangjun: The army general in ancient Chinese military hierarchy was the officer who was responsible for supervision and training of army officers. The general was the top most military rank of a division and was responsible for all the military operations of that division. </text:p>
      <text:p text:style-name="P182"/>
      <text:p text:style-name="P182">4 Lieutenant General or TongJun: This rank was quite similar to the second in command rank, where Lieutenant general was responsible for assisting the general in leading the division of army and was responsible for taking charge as general in his absence. </text:p>
      <text:p text:style-name="P182"/>
      <text:p text:style-name="P182">5 Colonel or Jinzhou: The colonel used to be the top most officer of a regiment and was responsible for the supervision, training and leading the military operations in the regiment. </text:p>
      <text:p text:style-name="P182"/>
      <text:p text:style-name="P182">6 Lieutenant Colonel or JunFu: A lieutenant colonel was responsible for assisting the colonel in his activities pertaining to the regiment. </text:p>
      <text:p text:style-name="P182"/>
      <text:p text:style-name="P182">7 Captain or Duizhu: A captain was the senior most officer of a company. </text:p>
      <text:p text:style-name="P182"/>
      <text:p text:style-name="P182">8 Lieutenant or Duifu: A lieutenant was among the junior officers in the company. These officers were mainly responsible for fighting on the battlefield. </text:p>
      <text:p text:style-name="P182"/>
      <text:p text:style-name="P182">9 Garrison Commander or Shuzhu: A garrison commander in the ancient Chinese military hierarchy was the in charge of a certain military facility and was responsible for the day to day operations of that facility. </text:p>
      <text:p text:style-name="P182"/>
      <text:p text:style-name="P182">10 Detachment Commander Chuangzhu: A detachment can be defined as the military unit that has been detached from major army sections for certain specific reasons. The officer leading a detachment unit was named as detachment officer. </text:p>
      <text:p text:style-name="P182"/>
      <text:p text:style-name="P182">11 Corporal </text:p>
      <text:p text:style-name="P182"/>
      <text:p text:style-name="P182">12 Private </text:p>
      <text:p text:style-name="P151">------------------------------------------------------------------------------------------------------------</text:p>
      <text:p text:style-name="P98">QUEST <text:span text:style-name="T69">1</text:span></text:p>
      <text:p text:style-name="P6"/>
      <text:p text:style-name="P117">START NPC:</text:p>
      <text:p text:style-name="P9"><text:span text:style-name="T22">General</text:span> <text:span text:style-name="T65">Kao Liang Hui</text:span></text:p>
      <text:p text:style-name="P6"/>
      <text:p text:style-name="P117">END NPC:</text:p>
      <text:p text:style-name="P9"><text:span text:style-name="T22">General</text:span> <text:span text:style-name="T65">Kao Liang Hui</text:span></text:p>
      <text:p text:style-name="P6"/>
      <text:p text:style-name="P6"><text:span text:style-name="T1">NAME:</text:span> </text:p>
      <text:p text:style-name="P6"><text:span text:style-name="T7">A</text:span> <text:span text:style-name="T7">Lurking</text:span> Threat</text:p>
      <text:p text:style-name="P6"/>
      <text:p text:style-name="P6"><text:span text:style-name="T1">OBJECTIVES:</text:span> </text:p>
      <text:p text:style-name="P36"><text:span text:style-name="T49">Capture</text:span> <text:span text:style-name="T50">XX</text:span> <text:span text:style-name="T53">Mongol</text:span> Spies <text:span text:style-name="T49">for interrogation</text:span>.</text:p>
      <text:p text:style-name="P6"/>
      <text:p text:style-name="P98">DESCRIPTION: </text:p>
      <text:p text:style-name="P147">A <text:span text:style-name="T48">new</text:span> recruit, eh? I'm <text:span text:style-name="T21">General</text:span> <text:span text:style-name="T65">Kao Liang Hui</text:span>, commander of this garrison. We don't see many of your kind here, &lt;profession&gt;, but we could sure use the help. </text:p>
      <text:p text:style-name="P98"/>
      <text:p text:style-name="P38">In the forest to the <text:span text:style-name="T72">west</text:span> are <text:span text:style-name="T53">Mongol</text:span> spies. They peer at us through spyglasses, watching our every move. The invading <text:span text:style-name="T53">Mongols</text:span> aren't fools. They<text:span text:style-name="T48">'</text:span>re sizing us up <text:span text:style-name="T48">and</text:span> making certain that when they attack it will be to their advantage. <text:span text:style-name="T48">It would give us a significant strategic advantage to capture</text:span> <text:span text:style-name="T48">and interrogate </text:span>the <text:span text:style-name="T53">Mongol</text:span> spies! </text:p>
      <text:p text:style-name="P37"/>
      <text:p text:style-name="P38"><text:span text:style-name="T45">Head west into the forest and capture the Mongol spies! If a few of them escape, don't worry. At least the Mongols will</text:span> know <text:span text:style-name="T49">that we're aware </text:span>they're watching us and we<text:span text:style-name="T49">'</text:span>re prepared!</text:p>
      <text:p text:style-name="P6"><text:soft-page-break/></text:p>
      <text:p text:style-name="P98">PROGRESS: </text:p>
      <text:p text:style-name="P7"><text:span text:style-name="T78">Capture</text:span> the <text:span text:style-name="T53">Mongol</text:span> <text:span text:style-name="T78">spies</text:span>!</text:p>
      <text:p text:style-name="P6"/>
      <text:p text:style-name="P98">COMPLETION: </text:p>
      <text:p text:style-name="P166">Excellent work, &lt;name&gt;. You've proven to be quite an asset to this garrison. <text:span text:style-name="T51">However, we have a greater problem to deal with now. Fortunately, you've arrived just in time</text:span>!</text:p>
      <text:p text:style-name="P143">------------------------------------------------------------------------------------------------------------</text:p>
      <text:p text:style-name="P93">QUEST <text:span text:style-name="T69">2</text:span> </text:p>
      <text:p text:style-name="P1"/>
      <text:p text:style-name="P113">START NPC:</text:p>
      <text:p text:style-name="P9"><text:span text:style-name="T21">General</text:span> <text:span text:style-name="T65">Kao Liang Hui</text:span></text:p>
      <text:p text:style-name="P2"/>
      <text:p text:style-name="P113">END NPC:</text:p>
      <text:p text:style-name="P9"><text:span text:style-name="T21">General</text:span> <text:span text:style-name="T65">Kao Liang Hui</text:span></text:p>
      <text:p text:style-name="P2"/>
      <text:p text:style-name="P1"><text:span text:style-name="T1">NAME:</text:span> </text:p>
      <text:p text:style-name="P1"><text:span text:style-name="T7">An</text:span> Imminent Threat </text:p>
      <text:p text:style-name="P1"/>
      <text:p text:style-name="P1"><text:span text:style-name="T1">OBJECTIVES:</text:span> </text:p>
      <text:p text:style-name="P7"><text:span text:style-name="T43">Conquer</text:span> <text:span text:style-name="T50">XX</text:span> <text:span text:style-name="T53">Mongol Soldiers</text:span>. </text:p>
      <text:p text:style-name="P1"/>
      <text:p text:style-name="P93">DESCRIPTION: </text:p>
      <text:p text:style-name="P7"><text:span text:style-name="T53">Mongol soldiers</text:span> have managed to <text:span text:style-name="T77">slip</text:span> through a break in the <text:span text:style-name="T79">Great Wall at the </text:span>mountain <text:span text:style-name="T79">pass</text:span>. My soldiers are doing their best to push the <text:span text:style-name="T64">invading Mongols</text:span> back, but I fear we<text:span text:style-name="T52">'</text:span>ll be overwhelmed soon. Head <text:span text:style-name="T72">north</text:span> into the forest and help my soldiers <text:span text:style-name="T42">defeat</text:span> the attacking <text:span text:style-name="T54">Mongol forces</text:span>! </text:p>
      <text:p text:style-name="P1"/>
      <text:p text:style-name="P93">PROGRESS: </text:p>
      <text:p text:style-name="P1"><text:span text:style-name="T85">D</text:span>efeat the <text:span text:style-name="T54">Mongol soldiers!</text:span></text:p>
      <text:p text:style-name="P1"/>
      <text:p text:style-name="P93">COMPLETION: </text:p>
      <text:p text:style-name="P1">You've bought us a little time, &lt;name&gt;, but we've got <text:span text:style-name="T21">another</text:span> problem to deal with now.</text:p>
      <text:p text:style-name="P145">------------------------------------------------------------------------------------------------------------</text:p>
      <text:p text:style-name="P8"><text:span text:style-name="T1">QUEST </text:span><text:span text:style-name="T3">3</text:span></text:p>
      <text:p text:style-name="P8"/>
      <text:p text:style-name="P118">START NPC:</text:p>
      <text:p text:style-name="P42">General <text:span text:style-name="T65">Kao Liang Hui</text:span></text:p>
      <text:p text:style-name="P8"/>
      <text:p text:style-name="P118">END NPC:</text:p>
      <text:p text:style-name="P41"><text:span text:style-name="T65">Captain</text:span> W<text:span text:style-name="T65">u</text:span></text:p>
      <text:p text:style-name="P8"/>
      <text:p text:style-name="P8"><text:span text:style-name="T1">NAME:</text:span> </text:p>
      <text:p text:style-name="P53">A Deadly Ambush</text:p>
      <text:p text:style-name="P8"/>
      <text:p text:style-name="P8"><text:span text:style-name="T1">OBJECTIVES:</text:span> </text:p>
      <text:p text:style-name="P42">Report to <text:span text:style-name="T65">Captain</text:span> W<text:span text:style-name="T65">u</text:span> <text:span text:style-name="T72">north</text:span> of the <text:span text:style-name="T65">&lt;location&gt;</text:span> at the command tent.</text:p>
      <text:p text:style-name="P8"><text:s/></text:p>
      <text:p text:style-name="P99">DESCRIPTION: </text:p>
      <text:p text:style-name="P45">While you were <text:span text:style-name="T72">out defeating the Mongol soldiers,</text:span> I received an urgent message from <text:span text:style-name="T65">Captain</text:span> W<text:span text:style-name="T65">u</text:span>. <text:span text:style-name="T64">The Mongol leader, </text:span><text:span text:style-name="T13">Genghis Khan,</text:span> ha<text:span text:style-name="T64">s</text:span> <text:span text:style-name="T64">sent mercenary </text:span>assassins. They ambushed our battalion behind the <text:span text:style-name="T65">&lt;location&gt;</text:span>. <text:span text:style-name="T65">Captain</text:span> W<text:span text:style-name="T65">u</text:span> has asked me to send him a hero. You have to go help them, &lt;name&gt;!</text:p>
      <text:p text:style-name="P8"/>
      <text:p text:style-name="P99">PROGRESS: </text:p>
      <text:p text:style-name="P42">Find <text:span text:style-name="T65">Captain</text:span> W<text:span text:style-name="T65">u</text:span> <text:span text:style-name="T72">north</text:span> of the <text:span text:style-name="T65">&lt;location&gt;</text:span> at the command tent.</text:p>
      <text:p text:style-name="P8"/>
      <text:p text:style-name="P99">COMPLETION: </text:p>
      <text:p text:style-name="P176">It's true, we were ambushed. I don't dare send<text:span text:style-name="T64">ing</text:span> more soldiers and risk losing them too. I need a volunteer. Someone willing to risk their life!</text:p>
      <text:p text:style-name="P146">------------------------------------------------------------------------------------------------------------</text:p>
      <text:p text:style-name="P10"><text:span text:style-name="T1">QUEST </text:span><text:span text:style-name="T3">4</text:span></text:p>
      <text:p text:style-name="P10"/>
      <text:p text:style-name="P119">START NPC:</text:p>
      <text:p text:style-name="P43"><text:span text:style-name="T65">Captain</text:span> W<text:span text:style-name="T65">u</text:span></text:p>
      <text:p text:style-name="P10"/>
      <text:p text:style-name="P119">END NPC:</text:p>
      <text:p text:style-name="P43"><text:span text:style-name="T65">Captain</text:span> W<text:span text:style-name="T65">u</text:span></text:p>
      <text:p text:style-name="P10"/>
      <text:p text:style-name="P10"><text:span text:style-name="T1">NAME:</text:span> </text:p>
      <text:p text:style-name="P56"><text:span text:style-name="T67">Eliminate</text:span> <text:span text:style-name="T68">the</text:span> Assassin <text:span text:style-name="T80">Threat</text:span></text:p>
      <text:p text:style-name="P10"/>
      <text:p text:style-name="P10"><text:span text:style-name="T1">OBJECTIVES:</text:span> </text:p>
      <text:p text:style-name="P54"><text:span text:style-name="T67">Eliminate</text:span> XX Mongol Assassins.</text:p>
      <text:p text:style-name="P10"><text:soft-page-break/><text:s/></text:p>
      <text:p text:style-name="P100">DESCRIPTION: </text:p>
      <text:p text:style-name="P55">Have you ever faced a Mongol <text:span text:style-name="T85">a</text:span>ssassin? They're <text:span text:style-name="T67">fierce</text:span> <text:span text:style-name="T10">mercenar</text:span><text:span text:style-name="T14">ies</text:span> that love only <text:span text:style-name="T67">money</text:span> and bloodshed. They <text:span text:style-name="T67">hide and </text:span>sneak about the <text:span text:style-name="T67">dense </text:span>forest to the north. </text:p>
      <text:p text:style-name="P54"/>
      <text:p text:style-name="P54">I need you to head out there and <text:span text:style-name="T67">eliminate</text:span> every Mongol <text:span text:style-name="T85">a</text:span>ssassin you find. They need to learn that nobody invades our homeland or murders our soldiers!</text:p>
      <text:p text:style-name="P10"/>
      <text:p text:style-name="P100">PROGRESS: </text:p>
      <text:p text:style-name="P11"><text:span text:style-name="T78">Eliminate</text:span> the <text:span text:style-name="T66">Mongol assassins!</text:span></text:p>
      <text:p text:style-name="P10"/>
      <text:p text:style-name="P100">COMPLETION: </text:p>
      <text:p text:style-name="P197"><text:span text:style-name="T100">Excellent work, &lt;name&gt;! </text:span>That will teach <text:span text:style-name="T98">those bloodthirsty</text:span> monsters! They'll think twice before taking another mercenary job for <text:span text:style-name="T67">the Mongol Khan</text:span>.</text:p>
      <text:p text:style-name="P148">------------------------------------------------------------------------------------------------------------</text:p>
      <text:p text:style-name="P10"><text:span text:style-name="T1">QUEST </text:span><text:span text:style-name="T3">5</text:span></text:p>
      <text:p text:style-name="P10"/>
      <text:p text:style-name="P119">START NPC:</text:p>
      <text:p text:style-name="P44"><text:span text:style-name="T65">Captain</text:span> W<text:span text:style-name="T65">u</text:span></text:p>
      <text:p text:style-name="P10"/>
      <text:p text:style-name="P119">END NPC:</text:p>
      <text:p text:style-name="P44">General <text:span text:style-name="T65">Kao Liang Hui</text:span></text:p>
      <text:p text:style-name="P10"/>
      <text:p text:style-name="P10"><text:span text:style-name="T1">NAME:</text:span> </text:p>
      <text:p text:style-name="P59">The <text:span text:style-name="T73">Frontline</text:span> is <text:span text:style-name="T73">C</text:span>lear</text:p>
      <text:p text:style-name="P10"/>
      <text:p text:style-name="P10"><text:span text:style-name="T1">OBJECTIVES:</text:span> </text:p>
      <text:p text:style-name="P57">Report to <text:span text:style-name="T63">General Kao Liang Hui</text:span>.</text:p>
      <text:p text:style-name="P10"><text:s/></text:p>
      <text:p text:style-name="P100">DESCRIPTION: </text:p>
      <text:p text:style-name="P58"><text:span text:style-name="T99">For all practical purposes,</text:span> <text:span text:style-name="T70">frontline</text:span> is now officially clear. We'll take care of <text:span text:style-name="T70">any </text:span>stragglers. <text:span text:style-name="T70">You should</text:span> <text:span text:style-name="T70">return</text:span> to <text:span text:style-name="T63">General Kao Liang Hui</text:span> and <text:span text:style-name="T70">report</text:span> the situation is under control.</text:p>
      <text:p text:style-name="P10"/>
      <text:p text:style-name="P100">PROGRESS: </text:p>
      <text:p text:style-name="P60">Report to <text:span text:style-name="T63">General Kao Liang Hui!</text:span></text:p>
      <text:p text:style-name="P10"/>
      <text:p text:style-name="P100">COMPLETION: </text:p>
      <text:p text:style-name="P179">With your help we have managed to secure the northern and western sectors of <text:span text:style-name="T71">&lt;area&gt;</text:span>. We still have a rather large contingency of <text:span text:style-name="T71">Mongol raiders</text:span> to the east and they've begun burning down the forest!</text:p>
      <text:p text:style-name="P149">------------------------------------------------------------------------------------------------------------</text:p>
      <text:p text:style-name="P12"><text:span text:style-name="T1">QUEST </text:span><text:span text:style-name="T4">6</text:span></text:p>
      <text:p text:style-name="P12"/>
      <text:p text:style-name="P120">START NPC:</text:p>
      <text:p text:style-name="P47">General Kao Liang Hui</text:p>
      <text:p text:style-name="P12"/>
      <text:p text:style-name="P120">END NPC:</text:p>
      <text:p text:style-name="P47">General Kao Liang Hui</text:p>
      <text:p text:style-name="P12"/>
      <text:p text:style-name="P12"><text:span text:style-name="T1">NAME:</text:span></text:p>
      <text:p text:style-name="P69">A Final Assault</text:p>
      <text:p text:style-name="P12"/>
      <text:p text:style-name="P12"><text:span text:style-name="T1">OBJECTIVES:</text:span> </text:p>
      <text:p text:style-name="P64"><text:span text:style-name="T78">H</text:span>alt the rampaging <text:span text:style-name="T78">r</text:span>aider horde.</text:p>
      <text:p text:style-name="P12"><text:s/></text:p>
      <text:p text:style-name="P101">DESCRIPTION: </text:p>
      <text:p text:style-name="P62">Mongol <text:span text:style-name="T82">r</text:span>aiders have begun burning down the forest! They've invaded the east<text:span text:style-name="T82">ern sector</text:span> and are planning their final assault! They must be stopped! You're our only hope, &lt;name&gt;!</text:p>
      <text:p text:style-name="P61"/>
      <text:p text:style-name="P62">Head east and <text:span text:style-name="T75">repel</text:span> the rampaging Mongol Raider<text:span text:style-name="T75">s</text:span>. Collect their weapons as proof of their demise and return to me. </text:p>
      <text:p text:style-name="P13"/>
      <text:p text:style-name="P101">PROGRESS: </text:p>
      <text:p text:style-name="P61"><text:span text:style-name="T78">H</text:span>alt the rampaging Mongol <text:span text:style-name="T78">r</text:span>aider horde!</text:p>
      <text:p text:style-name="P12"/>
      <text:p text:style-name="P104">COMPLETION: </text:p>
      <text:p text:style-name="P104"><text:span text:style-name="T16">With</text:span><text:span text:style-name="T15"> th</text:span><text:span text:style-name="T17">ose</text:span><text:span text:style-name="T16"> </text:span><text:span text:style-name="T17">rampaging raiders</text:span><text:span text:style-name="T15"> </text:span><text:span text:style-name="T17">repell</text:span><text:span text:style-name="T15">ed, </text:span><text:span text:style-name="T16">t</text:span><text:span text:style-name="T15">h</text:span><text:span text:style-name="T17">is</text:span><text:span text:style-name="T15"> Mongol invasion will surely fail!</text:span></text:p>
      <text:p text:style-name="P150">------------------------------------------------------------------------------------------------------------</text:p>
      <text:p text:style-name="P13"><text:span text:style-name="T1">QUEST </text:span><text:span text:style-name="T5">7</text:span></text:p>
      <text:p text:style-name="P13"/>
      <text:p text:style-name="P121">START NPC:</text:p>
      <text:p text:style-name="P48">General Kao Liang Hui</text:p>
      <text:p text:style-name="P13"/>
      <text:p text:style-name="P121"><text:soft-page-break/>END NPC:</text:p>
      <text:p text:style-name="P48">General Kao Liang Hui</text:p>
      <text:p text:style-name="P13"/>
      <text:p text:style-name="P13"><text:span text:style-name="T1">NAME:</text:span> </text:p>
      <text:p text:style-name="P61">Extinguishing Hope</text:p>
      <text:p text:style-name="P13"/>
      <text:p text:style-name="P13"><text:span text:style-name="T1">OBJECTIVES:</text:span> </text:p>
      <text:p text:style-name="P73">Extinguish XX Fires.</text:p>
      <text:p text:style-name="P13"><text:s/></text:p>
      <text:p text:style-name="P102">DESCRIPTION: </text:p>
      <text:p text:style-name="P73"><text:span text:style-name="T87">F</text:span>ires started by <text:span text:style-name="T74">Mongol raiders</text:span> <text:span text:style-name="T87">are </text:span>r<text:span text:style-name="T87">aging through</text:span> forrest and are burning it to the ground! TO THE GROUND! </text:p>
      <text:p text:style-name="P73"/>
      <text:p text:style-name="P73">Please, &lt;name&gt;, take this fire extinguisher and extinguish the flames. There still might be hope for that land!</text:p>
      <text:p text:style-name="P13"/>
      <text:p text:style-name="P102">PROGRESS: </text:p>
      <text:p text:style-name="P73">Extinguish XX Fires!</text:p>
      <text:p text:style-name="P13"/>
      <text:p text:style-name="P102">COMPLETION: </text:p>
      <text:p text:style-name="P185"><text:span text:style-name="T86">Bless your heart, &lt;name&gt;. Though much of the eastern forrest has been incinerated and reduced to ash, it should recover in time. Now, o</text:span>nly one task remains.</text:p>
      <text:p text:style-name="P149">------------------------------------------------------------------------------------------------------------</text:p>
      <text:p text:style-name="P13"><text:span text:style-name="T1">QUEST </text:span><text:span text:style-name="T6">8</text:span></text:p>
      <text:p text:style-name="P13"/>
      <text:p text:style-name="P121">START NPC:</text:p>
      <text:p text:style-name="P48">General Kao Liang Hui</text:p>
      <text:p text:style-name="P13"/>
      <text:p text:style-name="P121">END NPC:</text:p>
      <text:p text:style-name="P48">General Kao Liang Hui</text:p>
      <text:p text:style-name="P13"/>
      <text:p text:style-name="P13"><text:span text:style-name="T1">NAME:</text:span> </text:p>
      <text:p text:style-name="P61">Ending the Invasion</text:p>
      <text:p text:style-name="P13"/>
      <text:p text:style-name="P13"><text:span text:style-name="T1">OBJECTIVES:</text:span> </text:p>
      <text:p text:style-name="P70"><text:span text:style-name="T83">Neutralize</text:span> Ganbaatar.</text:p>
      <text:p text:style-name="P13"><text:s/></text:p>
      <text:p text:style-name="P102">DESCRIPTION: </text:p>
      <text:p text:style-name="P71">The rampaging <text:span text:style-name="T74">Mongol raiders</text:span> <text:span text:style-name="T81">are</text:span> lead by a savage slayer known as Ganbaatar the 'Steel Hero'! <text:span text:style-name="T81">I</text:span>f we are to have peace, Ganbaatar must be n<text:span text:style-name="T83">e</text:span>utralized. </text:p>
      <text:p text:style-name="P70"/>
      <text:p text:style-name="P70">Venture northeast and locate a passage leading into the mountains. Ganbaatar will be there, preparing for another assault. Deal with him and return to me!</text:p>
      <text:p text:style-name="P13"/>
      <text:p text:style-name="P102">PROGRESS: </text:p>
      <text:p text:style-name="P70"><text:span text:style-name="T83">Neutralize</text:span> Ganbaatar the 'Steel Hero'!</text:p>
      <text:p text:style-name="P13"/>
      <text:p text:style-name="P102">COMPLETION: </text:p>
      <text:p text:style-name="P181">With Ganbaatar n<text:span text:style-name="T83">e</text:span>utralized, we're safe once again from the Mongol horde. I'll send a <text:span text:style-name="T84">brigade</text:span> to seal that <text:span text:style-name="T45">break in the Great Wall </text:span>and guard <text:span text:style-name="T45">the mountain pass</text:span> preven<text:span text:style-name="T84">ting</text:span> any more Mongols <text:span text:style-name="T81">from incursion into</text:span> our territory. </text:p>
      <text:p text:style-name="P181"/>
      <text:p text:style-name="P181">You have the <text:span text:style-name="T81">gratitude</text:span> of <text:span text:style-name="T81">xxx. You truly are a great</text:span> hero!</text:p>
      <text:p text:style-name="P150">------------------------------------------------------------------------------------------------------------</text:p>
      <text:p text:style-name="P103">QUEST <text:span text:style-name="T88">9</text:span></text:p>
      <text:p text:style-name="P14"/>
      <text:p text:style-name="P122">START NPC:</text:p>
      <text:p text:style-name="P50">General Kao Liang Hui</text:p>
      <text:p text:style-name="P14"/>
      <text:p text:style-name="P122">END NPC:</text:p>
      <text:p text:style-name="P46"/>
      <text:p text:style-name="P14"/>
      <text:p text:style-name="P14"><text:span text:style-name="T1">NAME:</text:span> </text:p>
      <text:p text:style-name="P77">Report to XXX.</text:p>
      <text:p text:style-name="P14"/>
      <text:p text:style-name="P14"><text:span text:style-name="T1">OBJECTIVES:</text:span> </text:p>
      <text:p text:style-name="P75">Take <text:span text:style-name="T63">General Kao Liang Hui</text:span>'s <text:span text:style-name="T89">d</text:span>ocuments to <text:span text:style-name="T89">XXX</text:span> at <text:span text:style-name="T89">XXX</text:span> in <text:span text:style-name="T89">XXX</text:span>.</text:p>
      <text:p text:style-name="P14"><text:s/></text:p>
      <text:p text:style-name="P103">DESCRIPTION: </text:p>
      <text:p text:style-name="P74">&lt;name&gt;, you are a &lt;class&gt; with proven interest in the security of <text:span text:style-name="T93">&lt;location&gt;</text:span>. You are now tasked with the protection of the <text:span text:style-name="T93">&lt;next location&gt;</text:span>. </text:p>
      <text:p text:style-name="P74"/>
      <text:p text:style-name="P76">If you accept this duty, then I have prepared papers that must be delivered to <text:span text:style-name="T90">XXX</text:span> in <text:span text:style-name="T93">&lt;new location&gt;</text:span>. <text:span text:style-name="T93">&lt;new </text:span><text:soft-page-break/><text:span text:style-name="T93">location&gt;</text:span> lies along the southern road, past the border gates.</text:p>
      <text:p text:style-name="P14"/>
      <text:p text:style-name="P103">PROGRESS: </text:p>
      <text:p text:style-name="P46"/>
      <text:p text:style-name="P14"/>
      <text:p text:style-name="P103">COMPLETION: </text:p>
      <text:p text:style-name="P187">You have word from <text:span text:style-name="T63">General Kao</text:span>? <text:span text:style-name="T93">&lt;new location&gt;</text:span> is a garden compared to <text:span text:style-name="T93">&lt;old location&gt;, but I wonder what General Kao has to report.</text:span></text:p>
      <text:p text:style-name="P186"/>
      <text:p text:style-name="P186">Here, let me have his papers... </text:p>
      <text:p text:style-name="P186"/>
      <text:p text:style-name="P188">Well, it says here that you've been awarded <text:span text:style-name="T114">the rank of &lt;rank&gt;</text:span> with the <text:span text:style-name="T91">&lt;location&gt; Martial Guard.</text:span> Congratulations <text:span text:style-name="T114">a</text:span>nd good luck! <text:span text:style-name="T92">K</text:span>eeping <text:span text:style-name="T114">the northern territory</text:span> safe is no picnic.</text:p>
      <text:p text:style-name="P152">------------------------------------------------------------------------------------------------------------</text:p>
      <text:p text:style-name="P105">QUEST </text:p>
      <text:p text:style-name="P15"/>
      <text:p text:style-name="P123">START NPC:</text:p>
      <text:p text:style-name="P49"/>
      <text:p text:style-name="P15"/>
      <text:p text:style-name="P123">END NPC:</text:p>
      <text:p text:style-name="P49"/>
      <text:p text:style-name="P15"/>
      <text:p text:style-name="P15"><text:span text:style-name="T1">NAME:</text:span> </text:p>
      <text:p text:style-name="P63"/>
      <text:p text:style-name="P15"/>
      <text:p text:style-name="P15"><text:span text:style-name="T1">OBJECTIVES:</text:span> </text:p>
      <text:p text:style-name="P49"/>
      <text:p text:style-name="P15"><text:s/></text:p>
      <text:p text:style-name="P105">DESCRIPTION: </text:p>
      <text:p text:style-name="P49"/>
      <text:p text:style-name="P15"/>
      <text:p text:style-name="P105">PROGRESS: </text:p>
      <text:p text:style-name="P49"/>
      <text:p text:style-name="P15"/>
      <text:p text:style-name="P105">COMPLETION: </text:p>
      <text:p text:style-name="P177"/>
      <text:p text:style-name="P152">------------------------------------------------------------------------------------------------------------</text:p>
      <text:p text:style-name="P172"/>
      <text:p text:style-name="P172"/>
      <text:p text:style-name="P172"/>
      <text:p text:style-name="P172"/>
      <text:p text:style-name="P172"/>
      <text:p text:style-name="P146">------------------------------------------------------------------------------------------------------------</text:p>
      <text:p text:style-name="P130"><text:span text:style-name="T55">MISCELLANEOUS</text:span> QUESTS</text:p>
      <text:p text:style-name="P146">------------------------------------------------------------------------------------------------------------</text:p>
      <text:p text:style-name="P106">QUEST <text:span text:style-name="T102">X</text:span></text:p>
      <text:p text:style-name="P16"/>
      <text:p text:style-name="P124">START NPC:</text:p>
      <text:p text:style-name="P51"/>
      <text:p text:style-name="P16"/>
      <text:p text:style-name="P124">END NPC:</text:p>
      <text:p text:style-name="P88">Appothecary XXX</text:p>
      <text:p text:style-name="P16"/>
      <text:p text:style-name="P16"><text:span text:style-name="T1">NAME:</text:span> </text:p>
      <text:p text:style-name="P81">Investigating Tiger Mountain</text:p>
      <text:p text:style-name="P16"/>
      <text:p text:style-name="P16"><text:span text:style-name="T1">OBJECTIVES:</text:span> </text:p>
      <text:p text:style-name="P81">Capture xx <text:span text:style-name="T106">t</text:span>igers</text:p>
      <text:p text:style-name="P16"><text:s/></text:p>
      <text:p text:style-name="P106">DESCRIPTION: </text:p>
      <text:p text:style-name="P80"><text:span text:style-name="T103">W</text:span>e'<text:span text:style-name="T103">v</text:span>e been receiving reports concerning <text:span text:style-name="T103">an alarming</text:span> <text:span text:style-name="T103">number of tiger attacks</text:span> along the <text:span text:style-name="T105">southern</text:span> road, <text:span text:style-name="T103">near Tiger Mountain</text:span>. <text:span text:style-name="T103">Apothecary XXX believes some mysterious illness is the cause. She requires live specimens for examination.</text:span></text:p>
      <text:p text:style-name="P80"/>
      <text:p text:style-name="P65">Head <text:span text:style-name="T104">south</text:span> <text:span text:style-name="T104">to Tiger Mountain.</text:span> <text:span text:style-name="T104">Capture XX tigers and</text:span> <text:span text:style-name="T104">deliver them to</text:span> <text:span text:style-name="T103">Apothecary XXX</text:span>.</text:p>
      <text:p text:style-name="P16"/>
      <text:p text:style-name="P106">PROGRESS: </text:p>
      <text:p text:style-name="P67"><text:span text:style-name="T104">Capture tigers and</text:span> <text:span text:style-name="T104">deliver them to</text:span> <text:span text:style-name="T103">Apothecary XXX</text:span>.</text:p>
      <text:p text:style-name="P16"/>
      <text:p text:style-name="P106">COMPLETION: </text:p>
      <text:p text:style-name="P178"/>
      <text:p text:style-name="P154">------------------------------------------------------------------------------------------------------------</text:p>
      <text:p text:style-name="P109"><text:soft-page-break/>QUEST </text:p>
      <text:p text:style-name="P18"/>
      <text:p text:style-name="P126">START NPC:</text:p>
      <text:p text:style-name="P66"/>
      <text:p text:style-name="P18"/>
      <text:p text:style-name="P126">END NPC:</text:p>
      <text:p text:style-name="P89">Apothecary XXX</text:p>
      <text:p text:style-name="P18"/>
      <text:p text:style-name="P18"><text:span text:style-name="T1">NAME:</text:span> </text:p>
      <text:p text:style-name="P85"><text:span text:style-name="T107">Finding a</text:span> Cure</text:p>
      <text:p text:style-name="P18"/>
      <text:p text:style-name="P18"><text:span text:style-name="T1">OBJECTIVES:</text:span> </text:p>
      <text:p text:style-name="P82"/>
      <text:p text:style-name="P18"><text:s/></text:p>
      <text:p text:style-name="P109">DESCRIPTION: </text:p>
      <text:p text:style-name="P89">Apothecary XXX confirmed the cause of this recent change in tiger behavior is indeed an illness. Even more disconcerting, the disease is highly contagious. Each day that passes will bring more diseased tigers and even more attacks. </text:p>
      <text:p text:style-name="P68"/>
      <text:p text:style-name="P90">Apothecary XXX believes she can concoct a cure for the illness. However, she lacks one essential ingredient.</text:p>
      <text:p text:style-name="P18"/>
      <text:p text:style-name="P109">PROGRESS: </text:p>
      <text:p text:style-name="P86"/>
      <text:p text:style-name="P18"/>
      <text:p text:style-name="P109">COMPLETION: </text:p>
      <text:p text:style-name="P109"/>
      <text:p text:style-name="P155">------------------------------------------------------------------------------------------------------------</text:p>
      <text:p text:style-name="P110">QUEST </text:p>
      <text:p text:style-name="P19"/>
      <text:p text:style-name="P127">START NPC:</text:p>
      <text:p text:style-name="P68"/>
      <text:p text:style-name="P19"/>
      <text:p text:style-name="P127">END NPC:</text:p>
      <text:p text:style-name="P68"/>
      <text:p text:style-name="P19"/>
      <text:p text:style-name="P19"><text:span text:style-name="T1">NAME:</text:span> </text:p>
      <text:p text:style-name="P87">An Experimental Cure</text:p>
      <text:p text:style-name="P19"/>
      <text:p text:style-name="P19"><text:span text:style-name="T1">OBJECTIVES:</text:span> </text:p>
      <text:p text:style-name="P82">C<text:span text:style-name="T106">ure</text:span> xx <text:span text:style-name="T106">t</text:span>igers</text:p>
      <text:p text:style-name="P19"><text:s/></text:p>
      <text:p text:style-name="P110">DESCRIPTION: </text:p>
      <text:p text:style-name="P92">Fortunately, I've developed an experimental cure. </text:p>
      <text:p text:style-name="P68"/>
      <text:p text:style-name="P68">Head <text:span text:style-name="T104">south</text:span> <text:span text:style-name="T104">to Tiger Mountain and administer this cure to the tigers.</text:span></text:p>
      <text:p text:style-name="P19"/>
      <text:p text:style-name="P110">PROGRESS: </text:p>
      <text:p text:style-name="P86">Cure the tigers!</text:p>
      <text:p text:style-name="P19"/>
      <text:p text:style-name="P110">COMPLETION: </text:p>
      <text:p text:style-name="P155"/>
      <text:p text:style-name="P154">------------------------------------------------------------------------------------------------------------</text:p>
      <text:p text:style-name="P107">QUEST </text:p>
      <text:p text:style-name="P17"/>
      <text:p text:style-name="P125">START NPC:</text:p>
      <text:p text:style-name="P52"/>
      <text:p text:style-name="P17"/>
      <text:p text:style-name="P125">END NPC:</text:p>
      <text:p text:style-name="P52"/>
      <text:p text:style-name="P17"/>
      <text:p text:style-name="P17"><text:span text:style-name="T1">NAME:</text:span> </text:p>
      <text:p text:style-name="P83">Saving the Tigers</text:p>
      <text:p text:style-name="P17"/>
      <text:p text:style-name="P17"><text:span text:style-name="T1">OBJECTIVES:</text:span> </text:p>
      <text:p text:style-name="P52"/>
      <text:p text:style-name="P17"><text:s/></text:p>
      <text:p text:style-name="P108">DESCRIPTION: </text:p>
      <text:p text:style-name="P91">Unfortunately, the experimental cure has failed and we're running out of time. In a very short time, all of Tiger Mountain will be infected. It pains me to ask anyone to kill such magnificent beasts, but we must destroy the diseased tigers before this little outbreak grows into an epidemic. </text:p>
      <text:p text:style-name="P83"/>
      <text:p text:style-name="P84"><text:span text:style-name="T74">Head south to Tiger Mountain. </text:span>Exterminate diseased tigers <text:span text:style-name="T103">and</text:span> burn the<text:span text:style-name="T108">ir</text:span> <text:span text:style-name="T103">corpses</text:span>.</text:p>
      <text:p text:style-name="P17"><text:soft-page-break/></text:p>
      <text:p text:style-name="P107">PROGRESS: </text:p>
      <text:p text:style-name="P52"/>
      <text:p text:style-name="P17"/>
      <text:p text:style-name="P107">COMPLETION: </text:p>
      <text:p text:style-name="P198">That was a grim task, friend, but you held up your part of the bargain.</text:p>
      <text:p text:style-name="P153">------------------------------------------------------------------------------------------------------------</text:p>
      <text:p text:style-name="P8"><text:span text:style-name="T1">QUEST </text:span><text:span text:style-name="T2">x</text:span></text:p>
      <text:p text:style-name="P8"/>
      <text:p text:style-name="P118">START NPC:</text:p>
      <text:p text:style-name="P8"/>
      <text:p text:style-name="P8"/>
      <text:p text:style-name="P118">END NPC:</text:p>
      <text:p text:style-name="P39"/>
      <text:p text:style-name="P8"/>
      <text:p text:style-name="P8"><text:span text:style-name="T1">NAME:</text:span> </text:p>
      <text:p text:style-name="P78">Brotherhood of Thieves</text:p>
      <text:p text:style-name="P8"/>
      <text:p text:style-name="P8"><text:span text:style-name="T1">OBJECTIVES:</text:span> </text:p>
      <text:p text:style-name="P78"/>
      <text:p text:style-name="P8"><text:s/></text:p>
      <text:p text:style-name="P99">DESCRIPTION: </text:p>
      <text:p text:style-name="P78">Recently, we'<text:span text:style-name="T103">v</text:span>e receiv<text:span text:style-name="T110">ed</text:span> reports concerning a new group of dangerous thieves in the territory. They call themselves the Bandit Brotherhood and have been terrorizing travelers along the <text:span text:style-name="T109">eastern</text:span> road. </text:p>
      <text:p text:style-name="P78"/>
      <text:p text:style-name="P79"><text:span text:style-name="T101">Unfortunately, we've been unable to locate their hideout. Help us explore the countryside south of </text:span>the <text:span text:style-name="T109">eastern</text:span> road <text:span text:style-name="T101">and find the bandit headquarters.</text:span></text:p>
      <text:p text:style-name="P8"/>
      <text:p text:style-name="P99">PROGRESS: </text:p>
      <text:p text:style-name="P40"/>
      <text:p text:style-name="P8"/>
      <text:p text:style-name="P99">COMPLETION: </text:p>
      <text:p text:style-name="P173"/>
      <text:p text:style-name="P173"/>
      <text:p text:style-name="P191"/>
      <text:p text:style-name="P190"/>
      <text:p text:style-name="P1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21T02:20:19.093487743</meta:creation-date>
    <dc:date>2024-08-24T20:07:19.962332793</dc:date>
    <meta:editing-duration>P2DT4H38M32S</meta:editing-duration>
    <meta:editing-cycles>139</meta:editing-cycles>
    <meta:generator>LibreOffice/7.3.7.2$Linux_X86_64 LibreOffice_project/30$Build-2</meta:generator>
    <meta:document-statistic meta:table-count="0" meta:image-count="0" meta:object-count="0" meta:page-count="11" meta:paragraph-count="394" meta:word-count="3880" meta:character-count="26483" meta:non-whitespace-character-count="22802"/>
  </office:meta>
</office:document-meta>
</file>